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063in"/>
    </style:style>
    <style:style style:name="co20" style:family="table-column">
      <style:table-column-properties fo:break-before="auto" style:column-width="1.4846in"/>
    </style:style>
    <style:style style:name="co21" style:family="table-column">
      <style:table-column-properties fo:break-before="auto" style:column-width="1.7646in"/>
    </style:style>
    <style:style style:name="co22" style:family="table-column">
      <style:table-column-properties fo:break-before="auto" style:column-width="2.4854in"/>
    </style:style>
    <style:style style:name="co23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0.8717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0882in" fo:break-before="auto" style:use-optimal-row-height="false"/>
    </style:style>
    <style:style style:name="ro32" style:family="table-row">
      <style:table-row-properties style:row-height="1.6063in" fo:break-before="auto" style:use-optimal-row-height="false"/>
    </style:style>
    <style:style style:name="ro33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5" style:family="table-cell" style:parent-style-name="Default">
      <style:table-cell-properties fo:border="0.06pt solid #000000"/>
      <style:text-properties style:text-position="" style:font-name="Ari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25" style:family="table-cell" style:parent-style-name="Default">
      <style:table-cell-properties fo:border="0.06pt solid #000000"/>
      <style:text-properties style:text-position="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3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ext-properties style:font-name="Arial" fo:font-size="10pt" fo:font-weight="normal"/>
    </style:style>
    <style:style style:name="ce6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0" style:family="table-cell" style:parent-style-name="Default">
      <style:text-properties style:font-name="Arial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vertical-align="middle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9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style:vertical-align="middle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wrap-option="wrap" style:vertical-align="middle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06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size="10pt" fo:font-weight="normal" style:font-size-asian="10pt" style:font-size-complex="10pt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56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58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0" style:family="table-cell" style:parent-style-name="Default">
      <style:table-cell-properties fo:border="0.51pt solid #000000" fo:padding-bottom="0.0193in" fo:padding-left="0.0138in" fo:padding-right="0.0138in" fo:padding-top="0.0193in" style:vertical-align="middle"/>
    </style:style>
    <style:style style:name="ce1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63" style:family="table-cell" style:parent-style-name="Default">
      <style:table-cell-properties fo:background-color="transparent" style:vertical-align="middle"/>
      <style:text-properties fo:color="#000000"/>
    </style:style>
    <style:style style:name="ce164" style:family="table-cell" style:parent-style-name="Default">
      <style:table-cell-properties fo:background-color="transparent" style:vertical-align="middle"/>
      <style:text-properties fo:color="#000080"/>
    </style:style>
    <style:style style:name="ce165" style:family="table-cell" style:parent-style-name="Default">
      <style:text-properties fo:color="#000080"/>
    </style:style>
    <style:style style:name="ce166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fo:color="#000000"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font-name="Arial" style:font-name-asian="Lucida Sans Unicode" style:font-name-complex="Tahoma2"/>
    </style:style>
    <style:style style:name="T15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ff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12">
          <table:table-cell table:style-name="ce3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32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repeated="248"/>
          <table:table-cell/>
        </table:table-row>
        <table:table-row table:style-name="ro12" table:number-rows-repeated="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57" office:value-type="string">
            <text:p>IPAD SNIFF TEST </text:p>
          </table:table-cell>
          <table:table-cell table:style-name="ce33" table:number-columns-repeated="4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Version:</text:p>
          </table:table-cell>
          <table:table-cell table:style-name="ce65" office:value-type="float" office:value="2.5">
            <text:p>2.5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Issue date:</text:p>
          </table:table-cell>
          <table:table-cell table:style-name="ce66" office:value-type="date" office:date-value="2011-12-19">
            <text:p>12/19/2011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Suite:</text:p>
          </table:table-cell>
          <table:table-cell table:style-name="ce67"/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Name:</text:p>
          </table:table-cell>
          <table:table-cell table:style-name="ce68" office:value-type="string">
            <text:p>Mobile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Total Cases:</text:p>
          </table:table-cell>
          <table:table-cell table:style-name="ce69" table:formula="of:=[Summary_Report.F86]" office:value-type="float" office:value="1">
            <text:p>1</text:p>
          </table:table-cell>
          <table:table-cell table:style-name="ce75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4">
          <table:table-cell table:style-name="ce33"/>
          <table:table-cell table:style-name="ce59" office:value-type="string">
            <text:p>Test Status:</text:p>
          </table:table-cell>
          <table:table-cell table:style-name="ce7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5">
          <table:table-cell table:style-name="ce32"/>
          <table:table-cell table:style-name="ce60"/>
          <table:table-cell table:style-name="ce71"/>
          <table:table-cell table:style-name="Default"/>
          <table:table-cell table:number-columns-repeated="3"/>
          <table:table-cell table:style-name="ce34" table:number-columns-repeated="248"/>
          <table:table-cell/>
        </table:table-row>
        <table:table-row table:style-name="ro12">
          <table:table-cell table:style-name="ce34"/>
          <table:table-cell table:style-name="ce61" office:value-type="string">
            <text:p>Record of change:</text:p>
          </table:table-cell>
          <table:table-cell table:style-name="ce32" table:number-columns-repeated="5"/>
          <table:table-cell table:style-name="ce35" table:number-columns-repeated="248"/>
          <table:table-cell/>
        </table:table-row>
        <table:table-row table:style-name="ro16">
          <table:table-cell table:style-name="ce34"/>
          <table:table-cell table:style-name="ce62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35" table:number-columns-repeated="248"/>
          <table:table-cell/>
        </table:table-row>
        <table:table-row table:style-name="ro12">
          <table:table-cell table:style-name="ce34"/>
          <table:table-cell table:style-name="ce63" office:value-type="date" office:date-value="2011-01-03">
            <text:p>3-Jan-2011</text:p>
          </table:table-cell>
          <table:table-cell table:style-name="ce73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4-20">
            <text:p>20-Apr-2011</text:p>
          </table:table-cell>
          <table:table-cell table:style-name="ce73" office:value-type="string">
            <text:p>2.0</text:p>
          </table:table-cell>
          <table:table-cell table:style-name="ce77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5-10">
            <text:p>10-May-2011</text:p>
          </table:table-cell>
          <table:table-cell table:style-name="ce73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6-02">
            <text:p>2-Jun-2011</text:p>
          </table:table-cell>
          <table:table-cell table:style-name="ce73" office:value-type="string">
            <text:p>2.2</text:p>
          </table:table-cell>
          <table:table-cell table:style-name="ce78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2"/>
          <table:table-cell table:style-name="ce35" table:number-columns-repeated="247"/>
          <table:table-cell/>
        </table:table-row>
        <table:table-row table:style-name="ro7">
          <table:table-cell table:style-name="ce35"/>
          <table:table-cell table:style-name="ce64" office:value-type="date" office:date-value="2011-11-03">
            <text:p>3-Nov-2011</text:p>
          </table:table-cell>
          <table:table-cell table:style-name="ce73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5"/>
          <table:table-cell table:style-name="ce64" office:value-type="date" office:date-value="2011-11-16">
            <text:p>16-Nov-2011</text:p>
          </table:table-cell>
          <table:table-cell table:style-name="ce73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1-12-19">
            <text:p>19-Dec-2011</text:p>
          </table:table-cell>
          <table:table-cell table:style-name="ce73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2-08-20">
            <text:p>20-Aug-2012</text:p>
          </table:table-cell>
          <table:table-cell table:style-name="ce73" office:value-type="string">
            <text:p>2.6</text:p>
          </table:table-cell>
          <table:table-cell table:style-name="ce79" office:value-type="string">
            <text:p>Update test case base on Stevan's comment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s://jira.exoplatform.org/browse/FQA-36">https://jira.exoplatform.org/browse/FQA-36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style-name="ce64" office:value-type="string">
            <text:p>24/08/2012</text:p>
          </table:table-cell>
          <table:table-cell table:style-name="ce73" office:value-type="float" office:value="2.7">
            <text:p>2.7</text:p>
          </table:table-cell>
          <table:table-cell table:style-name="ce79" office:value-type="string">
            <text:p>Update new feature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://int.exoplatform.org/portal/g/:spaces:engineering/engineering/wiki/group/spaces/engineering/Add_optional_to_display_private_folder_in_personal_drive">http://int.exoplatform.org/portal/g/:spaces:engineering/engineering/wiki/group/spaces/engineering/Add_optional_to_display_private_folder_in_personal_drive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number-columns-repeated="6"/>
          <table:table-cell table:style-name="ce32" table:number-columns-repeated="248"/>
          <table:table-cell/>
        </table:table-row>
        <table:table-row table:style-name="ro17" table:number-rows-repeated="11">
          <table:table-cell table:style-name="ce32" table:number-columns-repeated="3"/>
          <table:table-cell table:style-name="ce81"/>
          <table:table-cell table:style-name="ce32" table:number-columns-repeated="251"/>
          <table:table-cell/>
        </table:table-row>
        <table:table-row table:style-name="ro9" table:number-rows-repeated="10485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4"/>
        <table:table-column table:style-name="co8" table:default-cell-style-name="ce55"/>
        <table:table-row table:style-name="ro10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2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3" office:value-type="string">
            <text:p>Priority</text:p>
          </table:table-cell>
          <table:table-cell table:style-name="ce53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6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6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4</text:p>
          </table:table-cell>
          <table:table-cell table:style-name="ce44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5</text:p>
          </table:table-cell>
          <table:table-cell table:style-name="ce44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6</text:p>
          </table:table-cell>
          <table:table-cell table:style-name="ce44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7</text:p>
          </table:table-cell>
          <table:table-cell table:style-name="ce44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4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5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6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table:style-name="ce44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4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4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4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table:style-name="ce49"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3</text:p>
          </table:table-cell>
          <table:table-cell table:style-name="ce49"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table:style-name="ce51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table:style-name="ce48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2</text:p>
          </table:table-cell>
          <table:table-cell table:style-name="ce51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6</text:p>
          </table:table-cell>
          <table:table-cell table:style-name="ce51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7</text:p>
          </table:table-cell>
          <table:table-cell table:style-name="ce51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8</text:p>
          </table:table-cell>
          <table:table-cell table:style-name="ce51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89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0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1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2</text:p>
          </table:table-cell>
          <table:table-cell table:style-name="ce48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3</text:p>
          </table:table-cell>
          <table:table-cell table:style-name="ce48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4</text:p>
          </table:table-cell>
          <table:table-cell table:style-name="ce48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95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8" table:default-cell-style-name="ce148"/>
        <table:table-column table:style-name="co8" table:default-cell-style-name="ce87"/>
        <table:table-column table:style-name="co31" table:default-cell-style-name="ce87"/>
        <table:table-column table:style-name="co8" table:number-columns-repeated="1009" table:default-cell-style-name="ce87"/>
        <table:table-column table:style-name="co8" table:number-columns-repeated="4" table:default-cell-style-name="Default"/>
        <table:table-row table:style-name="ro17">
          <table:table-cell/>
          <table:table-cell table:style-name="ce91" table:number-columns-repeated="2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49"/>
          <table:table-cell table:style-name="ce150" table:number-columns-repeated="4"/>
          <table:table-cell table:style-name="ce158" table:number-columns-repeated="3"/>
          <table:table-cell table:number-columns-repeated="1007"/>
        </table:table-row>
        <table:table-row table:style-name="ro19">
          <table:table-cell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Passed</text:p>
          </table:table-cell>
          <table:table-cell table:style-name="ce150" table:formula="of:=COUNTIF([.K$7:.K$732];[.$J2])" office:value-type="float" office:value="0">
            <text:p>0</text:p>
          </table:table-cell>
          <table:table-cell table:style-name="ce150" table:formula="of:=COUNTIF([.L$7:.L$732];[.$J2])" office:value-type="float" office:value="0">
            <text:p>0</text:p>
          </table:table-cell>
          <table:table-cell table:style-name="ce150" table:formula="of:=COUNTIF([.M$7:.M$732];[.$J2])" office:value-type="float" office:value="0">
            <text:p>0</text:p>
          </table:table-cell>
          <table:table-cell table:style-name="ce150" table:formula="of:=COUNTIF([.N$7:.N$732];[.$J2])" office:value-type="float" office:value="0">
            <text:p>0</text:p>
          </table:table-cell>
          <table:table-cell table:style-name="ce158" table:number-columns-repeated="3"/>
          <table:table-cell table:number-columns-repeated="1007"/>
        </table:table-row>
        <table:table-row table:style-name="ro19">
          <table:table-cell/>
          <table:table-cell table:style-name="ce92" table:number-columns-repeated="4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Failed</text:p>
          </table:table-cell>
          <table:table-cell table:style-name="ce150" table:formula="of:=COUNTIF([.K$7:.K$732];[.$J3])" office:value-type="float" office:value="0">
            <text:p>0</text:p>
          </table:table-cell>
          <table:table-cell table:style-name="ce150" table:formula="of:=COUNTIF([.L$7:.L$732];[.$J3])" office:value-type="float" office:value="0">
            <text:p>0</text:p>
          </table:table-cell>
          <table:table-cell table:style-name="ce150" table:formula="of:=COUNTIF([.M$7:.M$732];[.$J3])" office:value-type="float" office:value="0">
            <text:p>0</text:p>
          </table:table-cell>
          <table:table-cell table:style-name="ce150" table:formula="of:=COUNTIF([.N$7:.N$732];[.$J3])" office:value-type="float" office:value="0">
            <text:p>0</text:p>
          </table:table-cell>
          <table:table-cell table:style-name="ce159" table:number-columns-repeated="2"/>
          <table:table-cell table:style-name="ce160"/>
          <table:table-cell table:number-columns-repeated="1007"/>
        </table:table-row>
        <table:table-row table:style-name="ro20">
          <table:table-cell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0"/>
          <table:covered-table-cell table:style-name="ce108"/>
          <table:table-cell/>
          <table:table-cell table:style-name="ce101"/>
          <table:table-cell table:style-name="ce139"/>
          <table:table-cell table:style-name="ce144"/>
          <table:table-cell table:style-name="ce150" office:value-type="string">
            <text:p>Blocked</text:p>
          </table:table-cell>
          <table:table-cell table:style-name="ce150" table:formula="of:=COUNTIF([.K$7:.K$732];[.$J4])" office:value-type="float" office:value="0">
            <text:p>0</text:p>
          </table:table-cell>
          <table:table-cell table:style-name="ce150" table:formula="of:=COUNTIF([.L$7:.L$732];[.$J4])" office:value-type="float" office:value="0">
            <text:p>0</text:p>
          </table:table-cell>
          <table:table-cell table:style-name="ce150" table:formula="of:=COUNTIF([.M$7:.M$732];[.$J4])" office:value-type="float" office:value="0">
            <text:p>0</text:p>
          </table:table-cell>
          <table:table-cell table:style-name="ce150" table:formula="of:=COUNTIF([.N$7:.N$732];[.$J4])" office:value-type="float" office:value="0">
            <text:p>0</text:p>
          </table:table-cell>
          <table:table-cell table:style-name="ce159" table:number-columns-repeated="2"/>
          <table:table-cell table:style-name="ce160"/>
          <table:table-cell table:number-columns-repeated="1007"/>
        </table:table-row>
        <table:table-row table:style-name="ro21">
          <table:table-cell/>
          <table:table-cell table:style-name="ce93" office:value-type="string">
            <text:p>Total Main Cases:</text:p>
          </table:table-cell>
          <table:table-cell table:style-name="ce98" table:formula="of:=MAX([.A7:.A1159])" office:value-type="float" office:value="95" table:number-columns-spanned="3" table:number-rows-spanned="1">
            <text:p>95</text:p>
          </table:table-cell>
          <table:covered-table-cell table:number-columns-repeated="2" table:style-name="ce101"/>
          <table:table-cell/>
          <table:table-cell table:style-name="ce101"/>
          <table:table-cell table:style-name="ce139"/>
          <table:table-cell table:style-name="ce145"/>
          <table:table-cell table:style-name="ce151" office:value-type="string">
            <text:p>N/A</text:p>
          </table:table-cell>
          <table:table-cell table:style-name="ce150" table:formula="of:=COUNTIF([.K$7:.K$732];[.$J5])" office:value-type="float" office:value="0">
            <text:p>0</text:p>
          </table:table-cell>
          <table:table-cell table:style-name="ce150" table:formula="of:=COUNTIF([.L$7:.L$732];[.$J5])" office:value-type="float" office:value="0">
            <text:p>0</text:p>
          </table:table-cell>
          <table:table-cell table:style-name="ce150" table:formula="of:=COUNTIF([.M$7:.M$732];[.$J5])" office:value-type="float" office:value="0">
            <text:p>0</text:p>
          </table:table-cell>
          <table:table-cell table:style-name="ce150" table:formula="of:=COUNTIF([.N$7:.N$732];[.$J5])" office:value-type="float" office:value="0">
            <text:p>0</text:p>
          </table:table-cell>
          <table:table-cell table:style-name="ce159" table:number-columns-repeated="2"/>
          <table:table-cell table:style-name="ce160"/>
          <table:table-cell table:number-columns-repeated="1007"/>
        </table:table-row>
        <table:table-row table:style-name="ro7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102" office:value-type="string">
            <text:p>Path</text:p>
          </table:table-cell>
          <table:table-cell table:style-name="ce102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ad2</text:p>
          </table:table-cell>
          <table:table-cell table:style-name="ce102" office:value-type="string">
            <text:p>The new iPad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9" office:value-type="float" office:value="1">
            <text:p>001</text:p>
          </table:table-cell>
          <table:table-cell table:style-name="ce95" office:value-type="string">
            <text:p>SNF_IPA_LGN_01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ad/Login/Valid <text:s/>Authenticate </text:p>
          </table:table-cell>
          <table:table-cell table:style-name="ce109" office:value-type="string">
            <text:p>Sign in an eXo server with valid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</text:span><text:span text:style-name="T6">application </text:span><text:span text:style-name="T6">on Mobile </text:span><text:span text:style-name="T6">Device</text:span></text:p>
            <text:p><text:span text:style-name="T6">- Select a </text:span><text:span text:style-name="T6">server in </text:span><text:span text:style-name="T6">server list</text:span></text:p>
            <text:p>- Input valid user name &amp; password</text:p>
            <text:p>- Touch on the Sign In button</text:p>
          </table:table-cell>
          <table:table-cell table:style-name="ce140" office:value-type="string">
            <text:p><text:span text:style-name="T15">- The </text:span><text:span text:style-name="T15">application </text:span><text:span text:style-name="T15">shows </text:span><text:span text:style-name="T15">“Loading...” </text:span><text:span text:style-name="T15">then the </text:span><text:span text:style-name="T15">Activity </text:span><text:span text:style-name="T15">Stream</text:span><text:span text:style-name="T16"> is </text:span><text:span text:style-name="T16">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2">
            <text:p>002</text:p>
          </table:table-cell>
          <table:table-cell table:style-name="ce95" office:value-type="string">
            <text:p>SNF_IPA_LGN_02</text:p>
          </table:table-cell>
          <table:table-cell table:style-name="ce99" office:value-type="float" office:value="2">
            <text:p>002</text:p>
          </table:table-cell>
          <table:table-cell table:style-name="ce103" office:value-type="string">
            <text:p>Mobile/IPad/Login/Valid <text:s/>user name</text:p>
          </table:table-cell>
          <table:table-cell table:style-name="ce109" office:value-type="string">
            <text:p>Sign in an eXo server with invalid user name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</text:span><text:span text:style-name="T6">application </text:span><text:span text:style-name="T6">on Mobile </text:span><text:span text:style-name="T6">Device</text:span></text:p>
            <text:p><text:span text:style-name="T6">- Select a </text:span><text:span text:style-name="T6">server in </text:span><text:span text:style-name="T6">server list</text:span></text:p>
            <text:p>- Input invalid user name &amp; valid password</text:p>
            <text:p>- Touch on the Sign In button</text:p>
          </table:table-cell>
          <table:table-cell table:style-name="ce140" office:value-type="string">
            <text:p><text:span text:style-name="T15">- The </text:span><text:span text:style-name="T15">application </text:span><text:span text:style-name="T15">shows </text:span><text:span text:style-name="T15">“Loading...” </text:span><text:span text:style-name="T15">then error </text:span><text:span text:style-name="T15">message is </text:span><text:span text:style-name="T15">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">
            <text:p>003</text:p>
          </table:table-cell>
          <table:table-cell table:style-name="ce95" office:value-type="string">
            <text:p>SNF_IPA_LGN_03</text:p>
          </table:table-cell>
          <table:table-cell table:style-name="ce99" office:value-type="float" office:value="3">
            <text:p>003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invalid 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</text:span><text:span text:style-name="T6">application </text:span><text:span text:style-name="T6">on Mobile </text:span><text:span text:style-name="T6">Device</text:span></text:p>
            <text:p><text:span text:style-name="T6">- Select a </text:span><text:span text:style-name="T6">server in </text:span><text:span text:style-name="T6">server list</text:span></text:p>
            <text:p>- Input valid user name &amp; invalid password</text:p>
            <text:p>- Touch on the Sign In button</text:p>
          </table:table-cell>
          <table:table-cell table:style-name="ce140" office:value-type="string">
            <text:p><text:span text:style-name="T15">- The </text:span><text:span text:style-name="T15">application </text:span><text:span text:style-name="T15">shows </text:span><text:span text:style-name="T15">“Loading...” </text:span><text:span text:style-name="T15">then error </text:span><text:span text:style-name="T15">message is </text:span><text:span text:style-name="T15">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4">
            <text:p>004</text:p>
          </table:table-cell>
          <table:table-cell table:style-name="ce95" office:value-type="string">
            <text:p>SNF_IPA_LGN_04</text:p>
          </table:table-cell>
          <table:table-cell table:style-name="ce99" office:value-type="float" office:value="4">
            <text:p>004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blank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0" office:value-type="string">
            <text:p><text:span text:style-name="T15">- The </text:span><text:span text:style-name="T15">application </text:span><text:span text:style-name="T15">shows </text:span><text:span text:style-name="T15">“Loading...” </text:span><text:span text:style-name="T15">then error </text:span><text:span text:style-name="T15">message is </text:span><text:span text:style-name="T15">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">
            <text:p>005</text:p>
          </table:table-cell>
          <table:table-cell table:style-name="ce95" office:value-type="string">
            <text:p>SNF_IPA_LGN_05</text:p>
          </table:table-cell>
          <table:table-cell table:style-name="ce99" office:value-type="float" office:value="5">
            <text:p>005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another account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0" office:value-type="string">
            <text:p><text:span text:style-name="T15">- The </text:span><text:span text:style-name="T15">application </text:span><text:span text:style-name="T15">shows </text:span><text:span text:style-name="T15">“Loading...” </text:span><text:span text:style-name="T15">then the </text:span><text:span text:style-name="T15">Activity </text:span><text:span text:style-name="T15">Stream</text:span><text:span text:style-name="T16"> is </text:span><text:span text:style-name="T16">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">
            <text:p>006</text:p>
          </table:table-cell>
          <table:table-cell table:style-name="ce95" office:value-type="string">
            <text:p>SNF_IPA_LGN_06</text:p>
          </table:table-cell>
          <table:table-cell table:style-name="ce99" office:value-type="float" office:value="6">
            <text:p>006</text:p>
          </table:table-cell>
          <table:table-cell table:style-name="ce104" office:value-type="string">
            <text:p>Mobile/Ipad/Login/No Connection</text:p>
          </table:table-cell>
          <table:table-cell table:style-name="ce109" office:value-type="string">
            <text:p>Sign in an eXo server when no network connection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1" office:value-type="string">
            <text:p>Alert message is displayed notice that can not reach the interne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7">
            <text:p>007</text:p>
          </table:table-cell>
          <table:table-cell table:style-name="ce95" office:value-type="string">
            <text:p>SNF_IPA_LGN_07</text:p>
          </table:table-cell>
          <table:table-cell table:style-name="ce99" office:value-type="float" office:value="7">
            <text:p>007</text:p>
          </table:table-cell>
          <table:table-cell table:style-name="ce103" office:value-type="string">
            <text:p>Mobile/IPad/Login/Remember Authenticate</text:p>
          </table:table-cell>
          <table:table-cell table:style-name="ce110" office:value-type="string">
            <text:p>Sign in an eXo server <text:s/>with Remember User &amp; Password</text:p>
          </table:table-cell>
          <table:table-cell table:style-name="ce131" office:value-type="string">
            <text:p>Step 1: Remember Me</text:p>
          </table:table-cell>
          <table:table-cell table:style-name="ce131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1" office:value-type="string">
            <text:p>- User name &amp; password in the first sign in will be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">
            <text:p>008</text:p>
          </table:table-cell>
          <table:table-cell table:style-name="ce95" office:value-type="string">
            <text:p>SNF_IPA_LGN_08</text:p>
          </table:table-cell>
          <table:table-cell table:style-name="ce99" office:value-type="float" office:value="8">
            <text:p>008</text:p>
          </table:table-cell>
          <table:table-cell table:style-name="ce103" office:value-type="string">
            <text:p>Mobile/IPad/Login/Auto</text:p>
          </table:table-cell>
          <table:table-cell table:style-name="ce111" office:value-type="string">
            <text:p>Sign in an eXo server with Auto Sign In option</text:p>
          </table:table-cell>
          <table:table-cell table:style-name="ce131" office:value-type="string">
            <text:p>Step 1: Auto Sign In</text:p>
          </table:table-cell>
          <table:table-cell table:style-name="ce131" office:value-type="string">
            <text:p>- Enable "Auto Sign In" option then Sign In. Or Sign In then enable "Auto Sign In".</text:p>
            <text:p><text:span text:style-name="T5">- After </text:span><text:span text:style-name="T5">SignIn </text:span><text:span text:style-name="T5">progress </text:span><text:span text:style-name="T5">finished, exit </text:span><text:span text:style-name="T5">the app </text:span><text:span text:style-name="T5">(touch on </text:span><text:span text:style-name="T5">physical </text:span><text:span text:style-name="T5">home </text:span><text:span text:style-name="T5">button)</text:span></text:p>
          </table:table-cell>
          <table:table-cell table:style-name="ce131" office:value-type="string">
            <text:p>- Application will be automatically signed i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9">
            <text:p>009</text:p>
          </table:table-cell>
          <table:table-cell table:style-name="ce95" office:value-type="string">
            <text:p>SNF_IPA_LGN_09</text:p>
          </table:table-cell>
          <table:table-cell table:style-name="ce99" office:value-type="float" office:value="9">
            <text:p>009</text:p>
          </table:table-cell>
          <table:table-cell table:style-name="ce103" office:value-type="string">
            <text:p>Mobile/Ipad/Login/Rotate Devices</text:p>
          </table:table-cell>
          <table:table-cell table:style-name="ce112" office:value-type="string">
            <text:p>Rotate devices while signing in eXo server</text:p>
          </table:table-cell>
          <table:table-cell table:style-name="ce131" office:value-type="string">
            <text:p>Step 1: Rotate devices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1" office:value-type="string">
            <text:p>- Screen will be automatically rotate in the corresponding direct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0">
            <text:p>010</text:p>
          </table:table-cell>
          <table:table-cell table:style-name="ce95" office:value-type="string">
            <text:p>SNF_IPA_LGN_10</text:p>
          </table:table-cell>
          <table:table-cell table:style-name="ce99" office:value-type="float" office:value="10">
            <text:p>010</text:p>
          </table:table-cell>
          <table:table-cell table:style-name="ce103" office:value-type="string">
            <text:p>Mobile/IPad/Logout</text:p>
          </table:table-cell>
          <table:table-cell table:style-name="ce109" office:value-type="string">
            <text:p>Logout of Home Screen</text:p>
          </table:table-cell>
          <table:table-cell table:style-name="ce131" office:value-type="string">
            <text:p>Step 1: Sign out</text:p>
          </table:table-cell>
          <table:table-cell table:style-name="ce132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1" office:value-type="string">
            <text:p><text:span text:style-name="T18">- The </text:span><text:span text:style-name="T18">authenticate </text:span><text:span text:style-name="T19">screen is </text:span><text:span text:style-name="T19">displayed </text:span><text:span text:style-name="T19">with empty </text:span><text:span text:style-name="T19">user and </text:span><text:span text:style-name="T19">password</text:span></text:p>
            <text:p><text:span text:style-name="T12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11">
            <text:p>011</text:p>
          </table:table-cell>
          <table:table-cell table:style-name="ce95" office:value-type="string">
            <text:p>SNF_IPA_SET_11</text:p>
          </table:table-cell>
          <table:table-cell table:style-name="ce99" office:value-type="float" office:value="11">
            <text:p>011</text:p>
          </table:table-cell>
          <table:table-cell table:style-name="ce103" office:value-type="string">
            <text:p>Mobile/IPad/Setting</text:p>
          </table:table-cell>
          <table:table-cell table:style-name="ce109" office:value-type="string">
            <text:p>Display Setting screen</text:p>
          </table:table-cell>
          <table:table-cell table:style-name="ce132" office:value-type="string">
            <text:p>Step 1: Start the application</text:p>
          </table:table-cell>
          <table:table-cell table:style-name="ce132" office:value-type="string">
            <text:p><text:span text:style-name="T7">- Start the </text:span><text:span text:style-name="T7">application </text:span><text:span text:style-name="T7">on mobile </text:span><text:span text:style-name="T7">device</text:span> </text:p>
            <text:p>- On the authenticate screen, push the settings button</text:p>
          </table:table-cell>
          <table:table-cell table:style-name="ce142" office:value-type="string">
            <text:p>The application shows its settings. There is the possibility to change the language and change the server list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2">
            <text:p>012</text:p>
          </table:table-cell>
          <table:table-cell table:style-name="ce95" office:value-type="string">
            <text:p>SNF_IPA_SEV_12</text:p>
          </table:table-cell>
          <table:table-cell table:style-name="ce99" office:value-type="float" office:value="12">
            <text:p>012</text:p>
          </table:table-cell>
          <table:table-cell table:style-name="ce103" office:value-type="string">
            <text:p>Mobile/IPad/Server List/Change Server</text:p>
          </table:table-cell>
          <table:table-cell table:style-name="ce109" office:value-type="string">
            <text:p>Change server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2" office:value-type="string">
            <text:p>The selected server on the previous screen is displayed with a small indicator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3">
            <text:p>013</text:p>
          </table:table-cell>
          <table:table-cell table:style-name="ce95" office:value-type="string">
            <text:p>SNF_IPA_SEV_13</text:p>
          </table:table-cell>
          <table:table-cell table:style-name="ce99" office:value-type="float" office:value="13">
            <text:p>013</text:p>
          </table:table-cell>
          <table:table-cell table:style-name="ce103" office:value-type="string">
            <text:p>Mobile/IPad/Server List/modify</text:p>
          </table:table-cell>
          <table:table-cell table:style-name="ce109" office:value-type="string">
            <text:p>Try to modify the selected server after being authenticate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2" office:value-type="string">
            <text:p>The selected server don't change. (because the user is already authenticate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4">
            <text:p>014</text:p>
          </table:table-cell>
          <table:table-cell table:style-name="ce95" office:value-type="string">
            <text:p>SNF_IPA_SEV_14</text:p>
          </table:table-cell>
          <table:table-cell table:style-name="ce99" office:value-type="float" office:value="14">
            <text:p>014</text:p>
          </table:table-cell>
          <table:table-cell table:style-name="ce104" office:value-type="string">
            <text:p>Mobile/Ipad/Server List/Delete </text:p>
          </table:table-cell>
          <table:table-cell table:style-name="ce109" office:value-type="string">
            <text:p>Try to delete the selected server after being authenticate</text:p>
          </table:table-cell>
          <table:table-cell table:style-name="ce133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2" office:value-type="string">
            <text:p>Cannot select authenticate server to delete <text:s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163" table:number-columns-repeated="1003"/>
          <table:table-cell table:number-columns-repeated="4"/>
        </table:table-row>
        <table:table-row table:style-name="ro24">
          <table:table-cell table:style-name="ce89" office:value-type="float" office:value="15">
            <text:p>015</text:p>
          </table:table-cell>
          <table:table-cell table:style-name="ce95" office:value-type="string">
            <text:p>SNF_IPA_SEV_15</text:p>
          </table:table-cell>
          <table:table-cell table:style-name="ce99" office:value-type="float" office:value="15">
            <text:p>015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6">
            <text:p>016</text:p>
          </table:table-cell>
          <table:table-cell table:style-name="ce95" office:value-type="string">
            <text:p>SNF_IPA_SEV_16</text:p>
          </table:table-cell>
          <table:table-cell table:style-name="ce99" office:value-type="float" office:value="16">
            <text:p>016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demo.platfor</text:span><text:span text:style-name="T8">m.exo.org/p</text:span><text:span text:style-name="T8">ortal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7">
            <text:p>017</text:p>
          </table:table-cell>
          <table:table-cell table:style-name="ce95" office:value-type="string">
            <text:p>SNF_IPA_SEV_17</text:p>
          </table:table-cell>
          <table:table-cell table:style-name="ce99" office:value-type="float" office:value="17">
            <text:p>017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8">
            <text:p>018</text:p>
          </table:table-cell>
          <table:table-cell table:style-name="ce95" office:value-type="string">
            <text:p>SNF_IPA_SEV_18</text:p>
          </table:table-cell>
          <table:table-cell table:style-name="ce99" office:value-type="float" office:value="18">
            <text:p>018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demo.platfor</text:span><text:span text:style-name="T8">m.exo.org/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9">
            <text:p>019</text:p>
          </table:table-cell>
          <table:table-cell table:style-name="ce95" office:value-type="string">
            <text:p>SNF_IPA_SEV_19</text:p>
          </table:table-cell>
          <table:table-cell table:style-name="ce99" office:value-type="float" office:value="19">
            <text:p>019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0">
            <text:p>020</text:p>
          </table:table-cell>
          <table:table-cell table:style-name="ce95" office:value-type="string">
            <text:p>SNF_IPA_SEV_20</text:p>
          </table:table-cell>
          <table:table-cell table:style-name="ce99" office:value-type="float" office:value="20">
            <text:p>020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don cut</text:span></text:p>
          </table:table-cell>
          <table:table-cell table:style-name="ce154" table:number-columns-repeated="5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1">
            <text:p>021</text:p>
          </table:table-cell>
          <table:table-cell table:style-name="ce95" office:value-type="string">
            <text:p>SNF_IPA_SEV_21</text:p>
          </table:table-cell>
          <table:table-cell table:style-name="ce99" office:value-type="float" office:value="21">
            <text:p>021</text:p>
          </table:table-cell>
          <table:table-cell table:style-name="ce103" office:value-type="string">
            <text:p>Mobile/IPad/Server List/Add existing Server</text:p>
          </table:table-cell>
          <table:table-cell table:style-name="ce114" office:value-type="string">
            <text:p>Add an existing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2">
            <text:p>022</text:p>
          </table:table-cell>
          <table:table-cell table:style-name="ce95" office:value-type="string">
            <text:p>SNF_IPA_SEV_22</text:p>
          </table:table-cell>
          <table:table-cell table:style-name="ce99" office:value-type="float" office:value="22">
            <text:p>022</text:p>
          </table:table-cell>
          <table:table-cell table:style-name="ce103" office:value-type="string">
            <text:p>Mobile/Ipad/Server List/Add blank Server</text:p>
          </table:table-cell>
          <table:table-cell table:style-name="ce114" office:value-type="string">
            <text:p>Add a blank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name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3">
            <text:p>023</text:p>
          </table:table-cell>
          <table:table-cell table:style-name="ce95" office:value-type="string">
            <text:p>SNF_IPA_SEV_23</text:p>
          </table:table-cell>
          <table:table-cell table:style-name="ce99" office:value-type="float" office:value="23">
            <text:p>023</text:p>
          </table:table-cell>
          <table:table-cell table:style-name="ce103" office:value-type="string">
            <text:p>Mobile/Ipad/Server List/Add existing URL</text:p>
          </table:table-cell>
          <table:table-cell table:style-name="ce114" office:value-type="string">
            <text:p>Add an existing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2" office:value-type="string">
            <text:p>An error message must be displayed with alert that the URL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4">
            <text:p>024</text:p>
          </table:table-cell>
          <table:table-cell table:style-name="ce95" office:value-type="string">
            <text:p>SNF_IPA_SEV_24</text:p>
          </table:table-cell>
          <table:table-cell table:style-name="ce99" office:value-type="float" office:value="24">
            <text:p>024</text:p>
          </table:table-cell>
          <table:table-cell table:style-name="ce103" office:value-type="string">
            <text:p>Mobile/Ipad/Server List/Add blank URL</text:p>
          </table:table-cell>
          <table:table-cell table:style-name="ce114" office:value-type="string">
            <text:p>Add a blank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2" office:value-type="string">
            <text:p>An error message must be displayed with alert that the URL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5">
            <text:p>025</text:p>
          </table:table-cell>
          <table:table-cell table:style-name="ce95" office:value-type="string">
            <text:p>SNF_IPA_SEV_25</text:p>
          </table:table-cell>
          <table:table-cell table:style-name="ce99" office:value-type="float" office:value="25">
            <text:p>025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6">
            <text:p>026</text:p>
          </table:table-cell>
          <table:table-cell table:style-name="ce95" office:value-type="string">
            <text:p>SNF_IPA_SEV_26</text:p>
          </table:table-cell>
          <table:table-cell table:style-name="ce99" office:value-type="float" office:value="26">
            <text:p>026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7">
            <text:p>027</text:p>
          </table:table-cell>
          <table:table-cell table:style-name="ce95" office:value-type="string">
            <text:p>SNF_IPA_SEV_27</text:p>
          </table:table-cell>
          <table:table-cell table:style-name="ce99" office:value-type="float" office:value="27">
            <text:p>027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8">
            <text:p>028</text:p>
          </table:table-cell>
          <table:table-cell table:style-name="ce95" office:value-type="string">
            <text:p>SNF_IPA_SEV_28</text:p>
          </table:table-cell>
          <table:table-cell table:style-name="ce99" office:value-type="float" office:value="28">
            <text:p>028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9">
            <text:p>029</text:p>
          </table:table-cell>
          <table:table-cell table:style-name="ce95" office:value-type="string">
            <text:p>SNF_IPA_SEV_29</text:p>
          </table:table-cell>
          <table:table-cell table:style-name="ce99" office:value-type="float" office:value="29">
            <text:p>029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30">
            <text:p>030</text:p>
          </table:table-cell>
          <table:table-cell table:style-name="ce95" office:value-type="string">
            <text:p>SNF_IPA_SEV_30</text:p>
          </table:table-cell>
          <table:table-cell table:style-name="ce99" office:value-type="float" office:value="30">
            <text:p>030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31">
            <text:p>031</text:p>
          </table:table-cell>
          <table:table-cell table:style-name="ce95" office:value-type="string">
            <text:p>SNF_IPA_SEV_31</text:p>
          </table:table-cell>
          <table:table-cell table:style-name="ce99" office:value-type="float" office:value="31">
            <text:p>031</text:p>
          </table:table-cell>
          <table:table-cell table:style-name="ce103" office:value-type="string">
            <text:p>Mobile/IPad/Server List/Delete Server</text:p>
          </table:table-cell>
          <table:table-cell table:style-name="ce114" office:value-type="string">
            <text:p>Delete a server</text:p>
          </table:table-cell>
          <table:table-cell table:style-name="ce131" office:value-type="string">
            <text:p>Step 1: Delete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2" office:value-type="string">
            <text:p>Selected server is removed in server lis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32">
            <text:p>032</text:p>
          </table:table-cell>
          <table:table-cell table:style-name="ce95" office:value-type="string">
            <text:p>SNF_IPA_GUI_32</text:p>
          </table:table-cell>
          <table:table-cell table:style-name="ce99" office:value-type="float" office:value="32">
            <text:p>032</text:p>
          </table:table-cell>
          <table:table-cell table:style-name="ce103" office:value-type="string">
            <text:p>Mobile/IPad/User guide</text:p>
          </table:table-cell>
          <table:table-cell table:style-name="ce114" office:value-type="string">
            <text:p>Don't view User guide</text:p>
          </table:table-cell>
          <table:table-cell table:style-name="ce131" office:value-type="string">
            <text:p>Step 1: show user guide</text:p>
          </table:table-cell>
          <table:table-cell table:style-name="ce132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On the </text:span><text:span text:style-name="T9">authenticate </text:span><text:span text:style-name="T9">screen, push </text:span><text:span text:style-name="T9">the settings </text:span><text:span text:style-name="T9">button</text:span></text:p>
          </table:table-cell>
          <table:table-cell table:style-name="ce132" office:value-type="string">
            <text:p>- User guide button isn't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3">
            <text:p>033</text:p>
          </table:table-cell>
          <table:table-cell table:style-name="ce95" office:value-type="string">
            <text:p>SNF_IPA_LAG_33</text:p>
          </table:table-cell>
          <table:table-cell table:style-name="ce99" office:value-type="float" office:value="33">
            <text:p>033</text:p>
          </table:table-cell>
          <table:table-cell table:style-name="ce103" office:value-type="string">
            <text:p>Mobile/IPad/Setting language</text:p>
          </table:table-cell>
          <table:table-cell table:style-name="ce110" office:value-type="string">
            <text:p>Setting language</text:p>
          </table:table-cell>
          <table:table-cell table:style-name="ce134" office:value-type="string">
            <text:p>Step 1: select language</text:p>
          </table:table-cell>
          <table:table-cell table:style-name="ce132" office:value-type="string">
            <text:p><text:span text:style-name="T7">- Start the </text:span><text:span text:style-name="T7">application </text:span><text:span text:style-name="T7">on mobile </text:span><text:span text:style-name="T7">device</text:span><text:span text:style-name="T10"> </text:span></text:p>
            <text:p><text:span text:style-name="T10">- On the </text:span><text:span text:style-name="T10">authenticate </text:span><text:span text:style-name="T10">screen, push </text:span><text:span text:style-name="T10">the settings </text:span><text:span text:style-name="T10">button</text:span></text:p>
            <text:p><text:span text:style-name="T10">- then, select </text:span><text:span text:style-name="T10">a language </text:span><text:span text:style-name="T10">in list</text:span></text:p>
          </table:table-cell>
          <table:table-cell table:style-name="ce131" office:value-type="string">
            <text:p>- All of UI control title on the application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4">
            <text:p>034</text:p>
          </table:table-cell>
          <table:table-cell table:style-name="ce95" office:value-type="string">
            <text:p>SNF_IPA_LAG_34</text:p>
          </table:table-cell>
          <table:table-cell table:style-name="ce99" office:value-type="float" office:value="34">
            <text:p>034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News screen</text:p>
          </table:table-cell>
          <table:table-cell table:style-name="ce105" office:value-type="string">
            <text:p>Step 1: Setting language from News screen</text:p>
          </table:table-cell>
          <table:table-cell table:style-name="ce132" office:value-type="string">
            <text:p><text:span text:style-name="T8">- Start the </text:span><text:span text:style-name="T8">application </text:span><text:span text:style-name="T8">on mobile</text:span></text:p>
            <text:p><text:span text:style-name="T8">- Login and </text:span><text:span text:style-name="T8">go to News</text:span></text:p>
            <text:p><text:span text:style-name="T8">- Touch on </text:span><text:span text:style-name="T8">Settings </text:span><text:span text:style-name="T8">button and </text:span><text:span text:style-name="T8">change </text:span><text:span text:style-name="T8">languge</text:span></text:p>
          </table:table-cell>
          <table:table-cell table:style-name="ce133" office:value-type="string">
            <text:p>- All UI control title on New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5">
            <text:p>035</text:p>
          </table:table-cell>
          <table:table-cell table:style-name="ce95" office:value-type="string">
            <text:p>SNF_IPA_LAG_35</text:p>
          </table:table-cell>
          <table:table-cell table:style-name="ce99" office:value-type="float" office:value="35">
            <text:p>035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Documents screen</text:p>
          </table:table-cell>
          <table:table-cell table:style-name="ce105" office:value-type="string">
            <text:p>Step 1: Setting language from Documents screen</text:p>
          </table:table-cell>
          <table:table-cell table:style-name="ce132" office:value-type="string">
            <text:p><text:span text:style-name="T8">- Start the </text:span><text:span text:style-name="T8">application </text:span><text:span text:style-name="T8">on mobile</text:span></text:p>
            <text:p><text:span text:style-name="T8">- Login and </text:span><text:span text:style-name="T8">go to </text:span><text:span text:style-name="T8">Documents</text:span></text:p>
            <text:p><text:span text:style-name="T8">- Touch on </text:span><text:span text:style-name="T8">Settings </text:span><text:span text:style-name="T8">button and </text:span><text:span text:style-name="T8">change </text:span><text:span text:style-name="T8">languge</text:span></text:p>
            <text:p><text:span text:style-name="T8"/></text:p>
          </table:table-cell>
          <table:table-cell table:style-name="ce133" office:value-type="string">
            <text:p>- All UI control title on Document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6">
            <text:p>036</text:p>
          </table:table-cell>
          <table:table-cell table:style-name="ce95" office:value-type="string">
            <text:p>SNF_IPA_LAG_36</text:p>
          </table:table-cell>
          <table:table-cell table:style-name="ce99" office:value-type="float" office:value="36">
            <text:p>036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Apps screen</text:p>
          </table:table-cell>
          <table:table-cell table:style-name="ce105" office:value-type="string">
            <text:p>Step 1: Setting language from Apps screen</text:p>
          </table:table-cell>
          <table:table-cell table:style-name="ce132" office:value-type="string">
            <text:p><text:span text:style-name="T8">- Start the </text:span><text:span text:style-name="T8">application </text:span><text:span text:style-name="T8">on mobile</text:span></text:p>
            <text:p><text:span text:style-name="T8">- Login and </text:span><text:span text:style-name="T8">go to Apps</text:span></text:p>
            <text:p><text:span text:style-name="T8">- Touch on </text:span><text:span text:style-name="T8">Settings </text:span><text:span text:style-name="T8">button and </text:span><text:span text:style-name="T8">change </text:span><text:span text:style-name="T8">languge</text:span></text:p>
            <text:p><text:span text:style-name="T8"/></text:p>
          </table:table-cell>
          <table:table-cell table:style-name="ce133" office:value-type="string">
            <text:p>- All UI control title on App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37">
            <text:p>037</text:p>
          </table:table-cell>
          <table:table-cell table:style-name="ce95" office:value-type="string">
            <text:p>SNF_IPA_HOM_37</text:p>
          </table:table-cell>
          <table:table-cell table:style-name="ce99" office:value-type="float" office:value="37">
            <text:p>037</text:p>
          </table:table-cell>
          <table:table-cell table:style-name="ce103" office:value-type="string">
            <text:p>Mobile/IPad/Home Screen/Horizontal</text:p>
          </table:table-cell>
          <table:table-cell table:style-name="ce112" office:value-type="string">
            <text:p>Check Home Screen </text:p>
          </table:table-cell>
          <table:table-cell table:style-name="ce134" office:value-type="string">
            <text:p>Step 1: Access Home screen</text:p>
          </table:table-cell>
          <table:table-cell table:style-name="ce132" office:value-type="string">
            <text:p>- Start the application on mobile device</text:p>
            <text:p>- Sign in with valid user name /password</text:p>
            <text:p/>
          </table:table-cell>
          <table:table-cell table:style-name="ce131" office:value-type="string">
            <text:p>- Home screen is displayed with applications</text:p>
            <text:p>- Applications is shown by icon and label at left panel. </text:p>
            <text:p>- Scroll bar will appear at left pane when <text:span text:style-name="T12">have </text:span><text:span text:style-name="T12">more </text:span><text:span text:style-name="T12">applications</text:span></text:p>
            <text:p><text:span text:style-name="T14">- 1st : </text:span><text:span text:style-name="T14">Current user </text:span><text:span text:style-name="T14">avatar and </text:span><text:span text:style-name="T14">full name will </text:span><text:span text:style-name="T14">be shown on </text:span><text:span text:style-name="T14">top of </text:span><text:span text:style-name="T14">application </text:span><text:span text:style-name="T14">navigation</text:span></text:p>
            <text:p><text:span text:style-name="T14">- 2nd : News</text:span></text:p>
            <text:p><text:span text:style-name="T14">- 3rd: </text:span><text:span text:style-name="T14">Document</text:span></text:p>
            <text:p><text:span text:style-name="T14">- 4th: Apps</text:span><text:span text:style-name="T20">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38">
            <text:p>038</text:p>
          </table:table-cell>
          <table:table-cell table:style-name="ce95" office:value-type="string">
            <text:p>SNF_IPA_DAB_38</text:p>
          </table:table-cell>
          <table:table-cell table:style-name="ce99" office:value-type="float" office:value="38">
            <text:p>038</text:p>
          </table:table-cell>
          <table:table-cell table:style-name="ce106" office:value-type="string">
            <text:p>Mobile/IPad/Dashboard/Gadget/List View</text:p>
          </table:table-cell>
          <table:table-cell table:style-name="ce110" office:value-type="string">
            <text:p>Gadget List View</text:p>
          </table:table-cell>
          <table:table-cell table:style-name="ce134" office:value-type="string">
            <text:p>Step 1: List View</text:p>
          </table:table-cell>
          <table:table-cell table:style-name="ce132" office:value-type="string">
            <text:p><text:span text:style-name="T11">- Add some </text:span><text:span text:style-name="T11">gadget into </text:span><text:span text:style-name="T11">tabs on PLF </text:span><text:span text:style-name="T11">3.0 via </text:span><text:span text:style-name="T11">browser</text:span></text:p>
            <text:p><text:span text:style-name="T7">- Start the </text:span><text:span text:style-name="T7">application </text:span><text:span text:style-name="T7">on mobile </text:span><text:span text:style-name="T7">device </text:span></text:p>
            <text:p><text:span text:style-name="T7">- Sign in with </text:span><text:span text:style-name="T7">valid user </text:span><text:span text:style-name="T7">name </text:span><text:span text:style-name="T7">/password</text:span></text:p>
            <text:p><text:span text:style-name="T7">- touch on </text:span><text:span text:style-name="T7">an </text:span><text:span text:style-name="T7">[Dashboard] </text:span><text:span text:style-name="T7">application </text:span><text:span text:style-name="T7">in Home </text:span><text:span text:style-name="T7">Page</text:span></text:p>
          </table:table-cell>
          <table:table-cell table:style-name="ce131" office:value-type="string">
            <text:p>- Gadgets will be organized in the List View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39">
            <text:p>039</text:p>
          </table:table-cell>
          <table:table-cell table:style-name="ce95" office:value-type="string">
            <text:p>SNF_IPA_DAB_39</text:p>
          </table:table-cell>
          <table:table-cell table:style-name="ce99" office:value-type="float" office:value="39">
            <text:p>039</text:p>
          </table:table-cell>
          <table:table-cell table:style-name="ce106" office:value-type="string">
            <text:p>Mobile/IPad/Dashboard/Gadget/Scroll List View</text:p>
          </table:table-cell>
          <table:table-cell table:style-name="ce110" office:value-type="string">
            <text:p>Scroll Gadget in List View</text:p>
          </table:table-cell>
          <table:table-cell table:style-name="ce134" office:value-type="string">
            <text:p>Step 1: Scroll in List View</text:p>
          </table:table-cell>
          <table:table-cell table:style-name="ce131" office:value-type="string">
            <text:p><text:span text:style-name="T11">- Add some </text:span><text:span text:style-name="T11">gadget into </text:span><text:span text:style-name="T11">tabs on PLF </text:span><text:span text:style-name="T11">3.0 via </text:span><text:span text:style-name="T11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</text:span><text:span text:style-name="T9">an </text:span><text:span text:style-name="T9">[Dashboard] </text:span><text:span text:style-name="T9">application </text:span><text:span text:style-name="T9">in Home </text:span><text:span text:style-name="T9">Page</text:span></text:p>
            <text:p>- In Gadgets List: touch and move scroll bar at right</text:p>
          </table:table-cell>
          <table:table-cell table:style-name="ce131" office:value-type="string">
            <text:p>- <text:s/>List view will be scrolled to move to other gadgets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40">
            <text:p>040</text:p>
          </table:table-cell>
          <table:table-cell table:style-name="ce95" office:value-type="string">
            <text:p>SNF_IPA_DAB_40</text:p>
          </table:table-cell>
          <table:table-cell table:style-name="ce99" office:value-type="float" office:value="40">
            <text:p>040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</text:p>
          </table:table-cell>
          <table:table-cell table:style-name="ce131" office:value-type="string">
            <text:p>- Create some dashboard tabs on PLF 3.0 via browser.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</text:span><text:span text:style-name="T9">an </text:span><text:span text:style-name="T9">[Dashboard] </text:span><text:span text:style-name="T9">application </text:span><text:span text:style-name="T9">in Home </text:span><text:span text:style-name="T9">Page</text:span></text:p>
          </table:table-cell>
          <table:table-cell table:style-name="ce131" office:value-type="string">
            <text:p><text:span text:style-name="T12">- All tab </text:span><text:span text:style-name="T12">names have </text:span><text:span text:style-name="T12">Gadgets will </text:span><text:span text:style-name="T12">be displayed </text:span></text:p>
            <text:p><text:span text:style-name="T12">- The empty </text:span><text:span text:style-name="T12">tabs will not </text:span><text:span text:style-name="T12">be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1">
            <text:p>041</text:p>
          </table:table-cell>
          <table:table-cell table:style-name="ce95" office:value-type="string">
            <text:p>SNF_IPA_DAB_41</text:p>
          </table:table-cell>
          <table:table-cell table:style-name="ce99" office:value-type="float" office:value="41">
            <text:p>041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 with name includes spcecial chars</text:p>
          </table:table-cell>
          <table:table-cell table:style-name="ce131" office:value-type="string">
            <text:p>- Create some dashboard tabs on PLF 3.0 via browser with name inlcudes spcecial character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</text:span><text:span text:style-name="T9">an </text:span><text:span text:style-name="T9">[Dashboard] </text:span><text:span text:style-name="T9">application </text:span><text:span text:style-name="T9">in Home </text:span><text:span text:style-name="T9">Page</text:span></text:p>
          </table:table-cell>
          <table:table-cell table:style-name="ce131" office:value-type="string">
            <text:p>- All tab names will be displayed well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2">
            <text:p>042</text:p>
          </table:table-cell>
          <table:table-cell table:style-name="ce95" office:value-type="string">
            <text:p>SNF_IPA_DAB_42</text:p>
          </table:table-cell>
          <table:table-cell table:style-name="ce99" office:value-type="float" office:value="42">
            <text:p>042</text:p>
          </table:table-cell>
          <table:table-cell table:style-name="ce106" office:value-type="string">
            <text:p>Mobile/IPad/Dashboard/update tabs</text:p>
          </table:table-cell>
          <table:table-cell table:style-name="ce110" office:value-type="string">
            <text:p>Update Dashboard tabs</text:p>
          </table:table-cell>
          <table:table-cell table:style-name="ce134" office:value-type="string">
            <text:p>Step 1: Update Dashboard tab tabs</text:p>
          </table:table-cell>
          <table:table-cell table:style-name="ce133" office:value-type="string">
            <text:p>- Create new more some dashboard tabs or delete some existed dashboard tab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out &amp; </text:span><text:span text:style-name="T9">Sign in </text:span><text:span text:style-name="T9">again or exit </text:span><text:span text:style-name="T9">application </text:span><text:span text:style-name="T9">→ start </text:span><text:span text:style-name="T9">application </text:span><text:span text:style-name="T9">→ sign in</text:span></text:p>
            <text:p><text:span text:style-name="T9">- Touch on </text:span><text:span text:style-name="T9">[Dashboard] </text:span><text:span text:style-name="T9">application </text:span><text:span text:style-name="T9">in Home </text:span><text:span text:style-name="T9">page and <text:s/></text:span><text:span text:style-name="T9">then touch </text:span><text:span text:style-name="T9">on tab</text:span></text:p>
          </table:table-cell>
          <table:table-cell table:style-name="ce131" office:value-type="string">
            <text:p>- <text:s/>Dashboard tabs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3">
            <text:p>043</text:p>
          </table:table-cell>
          <table:table-cell table:style-name="ce95" office:value-type="string">
            <text:p>SNF_IPA_DAB_43</text:p>
          </table:table-cell>
          <table:table-cell table:style-name="ce99" office:value-type="float" office:value="43">
            <text:p>043</text:p>
          </table:table-cell>
          <table:table-cell table:style-name="ce106" office:value-type="string">
            <text:p>Mobile/IPad/Dashboard/Gadget List</text:p>
          </table:table-cell>
          <table:table-cell table:style-name="ce111" office:value-type="string">
            <text:p>View gadget list in Dashboard</text:p>
          </table:table-cell>
          <table:table-cell table:style-name="ce105" office:value-type="string">
            <text:p>Step 1: View Gadget List</text:p>
          </table:table-cell>
          <table:table-cell table:style-name="ce133" office:value-type="string">
            <text:p><text:span text:style-name="T5">- Add some </text:span><text:span text:style-name="T5">gadget into </text:span><text:span text:style-name="T5">tabs on PLF </text:span><text:span text:style-name="T5">3.0 via </text:span><text:span text:style-name="T5">browser.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/Pass</text:span><text:span text:style-name="T9">word</text:span></text:p>
            <text:p><text:span text:style-name="T9">- Touch on </text:span><text:span text:style-name="T9">[Dashboard] </text:span><text:span text:style-name="T9">application </text:span><text:span text:style-name="T9">in Home </text:span><text:span text:style-name="T9">page</text:span></text:p>
            <text:p><text:span text:style-name="T5">- Touch on </text:span><text:span text:style-name="T5">Gadget tab </text:span><text:span text:style-name="T5">item</text:span></text:p>
          </table:table-cell>
          <table:table-cell table:style-name="ce136" office:value-type="string">
            <text:p>- Gadget list is shown with Image, Title and Short resu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4">
            <text:p>044</text:p>
          </table:table-cell>
          <table:table-cell table:style-name="ce95" office:value-type="string">
            <text:p>SNF_IPA_DAB_44</text:p>
          </table:table-cell>
          <table:table-cell table:style-name="ce99" office:value-type="float" office:value="44">
            <text:p>044</text:p>
          </table:table-cell>
          <table:table-cell table:style-name="ce106" office:value-type="string">
            <text:p>Mobile/IPad/Dashboard/Update Gadget List</text:p>
          </table:table-cell>
          <table:table-cell table:style-name="ce111" office:value-type="string">
            <text:p>Update gadget list in Dashboard</text:p>
          </table:table-cell>
          <table:table-cell table:style-name="ce134" office:value-type="string">
            <text:p>Step 1: Update Gadget List</text:p>
          </table:table-cell>
          <table:table-cell table:style-name="ce133" office:value-type="string">
            <text:p><text:span text:style-name="T5">- Added new </text:span><text:span text:style-name="T5">more some </text:span><text:span text:style-name="T5">gadget into </text:span><text:span text:style-name="T5">dashboard </text:span><text:span text:style-name="T5">tabs or </text:span><text:span text:style-name="T5">delete some </text:span><text:span text:style-name="T5">existed </text:span><text:span text:style-name="T5">gadgets via </text:span><text:span text:style-name="T5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5">- Sign out &amp; </text:span><text:span text:style-name="T5">Sign in </text:span><text:span text:style-name="T5">again or exit </text:span><text:span text:style-name="T5">application </text:span><text:span text:style-name="T5">→ start </text:span><text:span text:style-name="T5">application </text:span><text:span text:style-name="T5">→ sign in </text:span></text:p>
            <text:p><text:span text:style-name="T9">- Touch on </text:span><text:span text:style-name="T9">[Dashboard] </text:span><text:span text:style-name="T9">application </text:span><text:span text:style-name="T9">in Home </text:span><text:span text:style-name="T9">page</text:span></text:p>
            <text:p><text:span text:style-name="T5">- Touch on </text:span><text:span text:style-name="T5">Gadget tab </text:span><text:span text:style-name="T5">item</text:span></text:p>
          </table:table-cell>
          <table:table-cell table:style-name="ce131" office:value-type="string">
            <text:p>- Gadget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5">
            <text:p>045</text:p>
          </table:table-cell>
          <table:table-cell table:style-name="ce95" office:value-type="string">
            <text:p>SNF_IPA_DAB_45</text:p>
          </table:table-cell>
          <table:table-cell table:style-name="ce99" office:value-type="float" office:value="45">
            <text:p>045</text:p>
          </table:table-cell>
          <table:table-cell table:style-name="ce106" office:value-type="string">
            <text:p>Mobile/IPad/Dashboard/Launch</text:p>
          </table:table-cell>
          <table:table-cell table:style-name="ce111" office:value-type="string">
            <text:p>View Content of Gadget</text:p>
          </table:table-cell>
          <table:table-cell table:style-name="ce134" office:value-type="string">
            <text:p>Step 1: Gadget Content</text:p>
          </table:table-cell>
          <table:table-cell table:style-name="ce133" office:value-type="string">
            <text:p><text:span text:style-name="T5">- Added new </text:span><text:span text:style-name="T5">more some </text:span><text:span text:style-name="T5">gadget into </text:span><text:span text:style-name="T5">dashboard </text:span><text:span text:style-name="T5">tabs or </text:span><text:span text:style-name="T5">delete some </text:span><text:span text:style-name="T5">existed </text:span><text:span text:style-name="T5">gadgets via </text:span><text:span text:style-name="T5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5">- Sign out &amp; </text:span><text:span text:style-name="T5">Sign in </text:span><text:span text:style-name="T5">again or exit </text:span><text:span text:style-name="T5">application </text:span><text:span text:style-name="T5">→ start </text:span><text:span text:style-name="T5">application </text:span><text:span text:style-name="T5">→ sign in </text:span></text:p>
            <text:p><text:span text:style-name="T9">- Touch on </text:span><text:span text:style-name="T9">[Dashboard] </text:span><text:span text:style-name="T9">application </text:span><text:span text:style-name="T9">in Home </text:span><text:span text:style-name="T9">page</text:span></text:p>
            <text:p>- Touch on each Gadget tab</text:p>
            <text:p>- select any Gadget item in the Gadget list</text:p>
          </table:table-cell>
          <table:table-cell table:style-name="ce131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6">
            <text:p>046</text:p>
          </table:table-cell>
          <table:table-cell table:style-name="ce95" office:value-type="string">
            <text:p>SNF_IPA_DAB_46</text:p>
          </table:table-cell>
          <table:table-cell table:style-name="ce99" office:value-type="float" office:value="46">
            <text:p>046</text:p>
          </table:table-cell>
          <table:table-cell table:style-name="ce104" office:value-type="string">
            <text:p>Mobile/Ipad/Dashboard/Update</text:p>
          </table:table-cell>
          <table:table-cell table:style-name="ce112" office:value-type="string">
            <text:p>Edit Content of Gadget</text:p>
          </table:table-cell>
          <table:table-cell table:style-name="ce105" office:value-type="string">
            <text:p>Step 1: Edit Gadget Content</text:p>
          </table:table-cell>
          <table:table-cell table:style-name="ce132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ashboard] </text:span><text:span text:style-name="T5">application </text:span><text:span text:style-name="T5">on Home </text:span><text:span text:style-name="T5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3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30">
          <table:table-cell table:style-name="ce89" office:value-type="float" office:value="47">
            <text:p>047</text:p>
          </table:table-cell>
          <table:table-cell table:style-name="ce95" office:value-type="string">
            <text:p>SNF_IPA_DOC_47</text:p>
          </table:table-cell>
          <table:table-cell table:style-name="ce99" office:value-type="float" office:value="47">
            <text:p>047</text:p>
          </table:table-cell>
          <table:table-cell table:style-name="ce107" office:value-type="string">
            <text:p>Mobile/IPad//Documents/Open Document Application</text:p>
          </table:table-cell>
          <table:table-cell table:style-name="ce112" office:value-type="string">
            <text:p>View Documents application</text:p>
          </table:table-cell>
          <table:table-cell table:style-name="ce134" office:value-type="string">
            <text:p>Step 1: Open Document application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] </text:span><text:span text:style-name="T5">application </text:span><text:span text:style-name="T5">on Home </text:span><text:span text:style-name="T5">page</text:span></text:p>
          </table:table-cell>
          <table:table-cell table:style-name="ce13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8">
            <text:p>048</text:p>
          </table:table-cell>
          <table:table-cell table:style-name="ce95" office:value-type="string">
            <text:p>SNF_IPA_DOC_48</text:p>
          </table:table-cell>
          <table:table-cell table:style-name="ce99" office:value-type="float" office:value="48">
            <text:p>048</text:p>
          </table:table-cell>
          <table:table-cell table:style-name="ce106" office:value-type="string">
            <text:p>Mobile/IPad/Documents/View Folder</text:p>
          </table:table-cell>
          <table:table-cell table:style-name="ce110" office:value-type="string">
            <text:p>View Folder</text:p>
          </table:table-cell>
          <table:table-cell table:style-name="ce135" office:value-type="string">
            <text:p>Step 1: Open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- Touch on any item with folder icon.</text:p>
          </table:table-cell>
          <table:table-cell table:style-name="ce137" office:value-type="string">
            <text:p><text:span text:style-name="T5">- An Activity </text:span><text:span text:style-name="T5">indicator will </text:span><text:span text:style-name="T5">show on the </text:span><text:span text:style-name="T5">navigation </text:span><text:span text:style-name="T5">bar to </text:span><text:span text:style-name="T5">indicate that </text:span><text:span text:style-name="T5">items in the </text:span><text:span text:style-name="T5">folder are in </text:span><text:span text:style-name="T5">the loading </text:span><text:span text:style-name="T5">progress.</text:span></text:p>
            <text:p><text:span text:style-name="T5">- After </text:span><text:span text:style-name="T5">loading </text:span><text:span text:style-name="T5">progress </text:span><text:span text:style-name="T5">finishes, </text:span><text:span text:style-name="T5">items in this </text:span><text:span text:style-name="T5">folder will be </text:span><text:span text:style-name="T5">showed.</text:span></text:p>
            <text:p><text:span text:style-name="T5">- Folder </text:span><text:span text:style-name="T5">items will be </text:span><text:span text:style-name="T5">showed with </text:span><text:span text:style-name="T5">folder icon.</text:span></text:p>
            <text:p><text:span text:style-name="T5">- File items </text:span><text:span text:style-name="T5">will be </text:span><text:span text:style-name="T5">showed with </text:span><text:span text:style-name="T5">icon suitable </text:span><text:span text:style-name="T5">with file </text:span><text:span text:style-name="T5">format.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49">
            <text:p>049</text:p>
          </table:table-cell>
          <table:table-cell table:style-name="ce95" office:value-type="string">
            <text:p>SNF_IPA_DOC_49</text:p>
          </table:table-cell>
          <table:table-cell table:style-name="ce99" office:value-type="float" office:value="49">
            <text:p>049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</text:p>
          </table:table-cell>
          <table:table-cell table:style-name="ce135" office:value-type="string">
            <text:p>Step 1: Create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</text:span></text:p>
            <text:p><text:span text:style-name="T5">- Touch on </text:span><text:span text:style-name="T5">[Create </text:span><text:span text:style-name="T5">Folder] </text:span><text:span text:style-name="T5">button, input </text:span><text:span text:style-name="T5">valid data</text:span></text:p>
            <text:p><text:span text:style-name="T5">- Touch on </text:span><text:span text:style-name="T5">[Add] button</text:span></text:p>
          </table:table-cell>
          <table:table-cell table:style-name="ce137" office:value-type="string">
            <text:p><text:span text:style-name="T5">- Come back </text:span><text:span text:style-name="T5">to </text:span><text:span text:style-name="T5">Documents </text:span><text:span text:style-name="T5">list</text:span></text:p>
            <text:p>- New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0">
            <text:p>050</text:p>
          </table:table-cell>
          <table:table-cell table:style-name="ce95" office:value-type="string">
            <text:p>SNF_IPA_DOC_50</text:p>
          </table:table-cell>
          <table:table-cell table:style-name="ce99" office:value-type="float" office:value="50">
            <text:p>050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empty name</text:p>
          </table:table-cell>
          <table:table-cell table:style-name="ce135" office:value-type="string">
            <text:p>Step 1: Create folder with empty name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</text:span></text:p>
            <text:p><text:span text:style-name="T5">- Touch on </text:span><text:span text:style-name="T5">[Create </text:span><text:span text:style-name="T5">Folder] </text:span><text:span text:style-name="T5">button, do </text:span><text:span text:style-name="T5">not input </text:span><text:span text:style-name="T5">data</text:span></text:p>
            <text:p><text:span text:style-name="T5">- Touch on </text:span><text:span text:style-name="T5">[Add] button</text:span></text:p>
          </table:table-cell>
          <table:table-cell table:style-name="ce137" office:value-type="string">
            <text:p>- Alert message to required input name for folder</text:p>
            <text:p>- Folder isn't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1">
            <text:p>051</text:p>
          </table:table-cell>
          <table:table-cell table:style-name="ce95" office:value-type="string">
            <text:p>SNF_IPA_DOC_51</text:p>
          </table:table-cell>
          <table:table-cell table:style-name="ce99" office:value-type="float" office:value="51">
            <text:p>051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<text:s/>name has special characters</text:p>
          </table:table-cell>
          <table:table-cell table:style-name="ce135" office:value-type="string">
            <text:p>Step 1: Create Folder with <text:s/>name has special characters</text:p>
          </table:table-cell>
          <table:table-cell table:style-name="ce131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33" office:value-type="string">
            <text:p><text:span text:style-name="T13">- Alert </text:span><text:span text:style-name="T13">message the </text:span><text:span text:style-name="T13">characters </text:span><text:span text:style-name="T13">do not </text:span><text:span text:style-name="T13">allowed </text:span></text:p>
            <text:p><text:span text:style-name="T13">- Come back </text:span><text:span text:style-name="T13">to </text:span><text:span text:style-name="T13">Documents </text:span><text:span text:style-name="T13">list</text:span></text:p>
            <text:p><text:span text:style-name="T13">- New Folder </text:span><text:span text:style-name="T13">is not </text:span><text:span text:style-name="T13">created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-When created a new folder with name ^</text:p>
          </table:table-cell>
          <table:table-cell table:style-name="ce154" table:number-columns-repeated="5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2">
            <text:p>052</text:p>
          </table:table-cell>
          <table:table-cell table:style-name="ce95" office:value-type="string">
            <text:p>SNF_IPA_DOC_52</text:p>
          </table:table-cell>
          <table:table-cell table:style-name="ce99" office:value-type="float" office:value="52">
            <text:p>052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ancel create Folder</text:p>
          </table:table-cell>
          <table:table-cell table:style-name="ce135" office:value-type="string">
            <text:p>Step 1: Cancel create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</text:span></text:p>
            <text:p><text:span text:style-name="T5">- Touch on </text:span><text:span text:style-name="T5">[Create </text:span><text:span text:style-name="T5">Folder] </text:span><text:span text:style-name="T5">button, input </text:span><text:span text:style-name="T5">valid data</text:span></text:p>
            <text:p><text:span text:style-name="T5">- Touch on </text:span><text:span text:style-name="T5">[Cancel] </text:span><text:span text:style-name="T5">button</text:span></text:p>
          </table:table-cell>
          <table:table-cell table:style-name="ce137" office:value-type="string">
            <text:p>- Come back to Documents list</text:p>
            <text:p>-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3">
            <text:p>053</text:p>
          </table:table-cell>
          <table:table-cell table:style-name="ce95" office:value-type="string">
            <text:p>SNF_IPA_DOC_53</text:p>
          </table:table-cell>
          <table:table-cell table:style-name="ce99" office:value-type="float" office:value="53">
            <text:p>053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Folder</text:span></text:p>
            <text:p><text:span text:style-name="T5">- Select </text:span><text:span text:style-name="T5">Rename </text:span><text:span text:style-name="T5">item, input </text:span><text:span text:style-name="T5">valid name</text:span></text:p>
            <text:p><text:span text:style-name="T5">- Touch on </text:span><text:span text:style-name="T5">[OK] button</text:span></text:p>
          </table:table-cell>
          <table:table-cell table:style-name="ce137" office:value-type="string">
            <text:p><text:span text:style-name="T5">- Come back </text:span><text:span text:style-name="T5">to </text:span><text:span text:style-name="T5">Documents </text:span><text:span text:style-name="T5">list</text:span></text:p>
            <text:p>- Folder name is changed with new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4">
            <text:p>054</text:p>
          </table:table-cell>
          <table:table-cell table:style-name="ce95" office:value-type="string">
            <text:p>SNF_IPA_DOC_54</text:p>
          </table:table-cell>
          <table:table-cell table:style-name="ce99" office:value-type="float" office:value="54">
            <text:p>054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empty name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Folder</text:span></text:p>
            <text:p><text:span text:style-name="T5">- Select </text:span><text:span text:style-name="T5">Rename </text:span><text:span text:style-name="T5">item, do not </text:span><text:span text:style-name="T5">input name</text:span></text:p>
            <text:p><text:span text:style-name="T5">- Touch on </text:span><text:span text:style-name="T5">[OK] button</text:span></text:p>
          </table:table-cell>
          <table:table-cell table:style-name="ce137" office:value-type="string">
            <text:p>- Alert message to required input name for folder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5">
            <text:p>055</text:p>
          </table:table-cell>
          <table:table-cell table:style-name="ce95" office:value-type="string">
            <text:p>SNF_IPA_DOC_55</text:p>
          </table:table-cell>
          <table:table-cell table:style-name="ce99" office:value-type="float" office:value="55">
            <text:p>055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name has special characters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7" office:value-type="string">
            <text:p><text:span text:style-name="T13">- Come back </text:span><text:span text:style-name="T13">to </text:span><text:span text:style-name="T13">Documents </text:span><text:span text:style-name="T13">list</text:span></text:p>
            <text:p><text:span text:style-name="T13">- Folder </text:span><text:span text:style-name="T13">name is not </text:span><text:span text:style-name="T13">changed </text:span><text:span text:style-name="T13">with new </text:span><text:span text:style-name="T13">nam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-When created a new folder with name ^</text:p>
          </table:table-cell>
          <table:table-cell table:style-name="ce154" table:number-columns-repeated="5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6">
            <text:p>056</text:p>
          </table:table-cell>
          <table:table-cell table:style-name="ce95" office:value-type="string">
            <text:p>SNF_IPA_DOC_56</text:p>
          </table:table-cell>
          <table:table-cell table:style-name="ce99" office:value-type="float" office:value="56">
            <text:p>056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Cancel rename Folder </text:p>
          </table:table-cell>
          <table:table-cell table:style-name="ce135" office:value-type="string">
            <text:p>Step 1: Cancel Rename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Folder</text:span></text:p>
            <text:p><text:span text:style-name="T5">- Select </text:span><text:span text:style-name="T5">Rename </text:span><text:span text:style-name="T5">item, input </text:span><text:span text:style-name="T5">valid name</text:span></text:p>
            <text:p><text:span text:style-name="T5">- Touch on </text:span><text:span text:style-name="T5">[Cancel] </text:span><text:span text:style-name="T5">button</text:span></text:p>
          </table:table-cell>
          <table:table-cell table:style-name="ce137" office:value-type="string">
            <text:p><text:span text:style-name="T5">- Come back </text:span><text:span text:style-name="T5">to </text:span><text:span text:style-name="T5">Documents </text:span><text:span text:style-name="T5">list</text:span></text:p>
            <text:p>- Folder name isn't chang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7">
            <text:p>057</text:p>
          </table:table-cell>
          <table:table-cell table:style-name="ce95" office:value-type="string">
            <text:p>SNF_IPA_DOC_57</text:p>
          </table:table-cell>
          <table:table-cell table:style-name="ce99" office:value-type="float" office:value="57">
            <text:p>057</text:p>
          </table:table-cell>
          <table:table-cell table:style-name="ce106" office:value-type="string">
            <text:p>Mobile/IPad/Documents/Back Folder List </text:p>
          </table:table-cell>
          <table:table-cell table:style-name="ce112" office:value-type="string">
            <text:p>Back Folder List </text:p>
          </table:table-cell>
          <table:table-cell table:style-name="ce134" office:value-type="string">
            <text:p>Step 1: Go back to Folder lis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any item in </text:span><text:span text:style-name="T5">folder list</text:span></text:p>
            <text:p><text:span text:style-name="T12">- Sweep </text:span><text:span text:style-name="T12">screen to </text:span><text:span text:style-name="T12">back Folder </text:span><text:span text:style-name="T12">list</text:span></text:p>
          </table:table-cell>
          <table:table-cell table:style-name="ce13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8">
            <text:p>058</text:p>
          </table:table-cell>
          <table:table-cell table:style-name="ce95" office:value-type="string">
            <text:p>SNF_IPA_DOC_58</text:p>
          </table:table-cell>
          <table:table-cell table:style-name="ce99" office:value-type="float" office:value="58">
            <text:p>058</text:p>
          </table:table-cell>
          <table:table-cell table:style-name="ce106" office:value-type="string">
            <text:p>Mobile/IPad/Documents/View File</text:p>
          </table:table-cell>
          <table:table-cell table:style-name="ce111" office:value-type="string">
            <text:p>View a File</text:p>
          </table:table-cell>
          <table:table-cell table:style-name="ce134" office:value-type="string">
            <text:p>Step 1: Open a File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- Touch on any file items (such as image, document, music...)</text:p>
          </table:table-cell>
          <table:table-cell table:style-name="ce137" office:value-type="string">
            <text:p>- The file content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9">
            <text:p>059</text:p>
          </table:table-cell>
          <table:table-cell table:style-name="ce95" office:value-type="string">
            <text:p>SNF_IPA_DOC_59</text:p>
          </table:table-cell>
          <table:table-cell table:style-name="ce99" office:value-type="float" office:value="59">
            <text:p>059</text:p>
          </table:table-cell>
          <table:table-cell table:style-name="ce106" office:value-type="string">
            <text:p>Mobile/IPad/Documents/Open Menu Action</text:p>
          </table:table-cell>
          <table:table-cell table:style-name="ce112" office:value-type="string">
            <text:p>View menu action of File/Folder</text:p>
          </table:table-cell>
          <table:table-cell table:style-name="ce134" office:value-type="string">
            <text:p>Step 1: Show action dialog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- Touch on the actions button on each item to show the action dialog</text:p>
          </table:table-cell>
          <table:table-cell table:style-name="ce137" office:value-type="string">
            <text:p>- The action dialog will be showed with actions (take a picture, delete, copy, move, paste, cancel). </text:p>
            <text:p><text:span text:style-name="T14">- In dialog, if </text:span><text:span text:style-name="T14">action is </text:span><text:span text:style-name="T14">affect, it has </text:span><text:span text:style-name="T14">enable. If it </text:span><text:span text:style-name="T14">doesn't </text:span><text:span text:style-name="T14">affect, it has </text:span><text:span text:style-name="T14">disabl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0">
            <text:p>060</text:p>
          </table:table-cell>
          <table:table-cell table:style-name="ce95" office:value-type="string">
            <text:p>SNF_IPA_DOC_60</text:p>
          </table:table-cell>
          <table:table-cell table:style-name="ce99" office:value-type="float" office:value="60">
            <text:p>060</text:p>
          </table:table-cell>
          <table:table-cell table:style-name="ce106" office:value-type="string">
            <text:p>Mobile/IPad/Documents/Close Menu Action</text:p>
          </table:table-cell>
          <table:table-cell table:style-name="ce112" office:value-type="string">
            <text:p>Close menu action of File/Folder</text:p>
          </table:table-cell>
          <table:table-cell table:style-name="ce134" office:value-type="string">
            <text:p>Step 1: Closing action dialog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7" office:value-type="string">
            <text:p>- The action dialog will be hidd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1">
            <text:p>061</text:p>
          </table:table-cell>
          <table:table-cell table:style-name="ce95" office:value-type="string">
            <text:p>SNF_IPA_DOC_61</text:p>
          </table:table-cell>
          <table:table-cell table:style-name="ce99" office:value-type="float" office:value="61">
            <text:p>061</text:p>
          </table:table-cell>
          <table:table-cell table:style-name="ce106" office:value-type="string">
            <text:p>Mobile/IPad/Documents/Action /Delete </text:p>
          </table:table-cell>
          <table:table-cell table:style-name="ce116" office:value-type="string">
            <text:p>Delete a File/Folder</text:p>
          </table:table-cell>
          <table:table-cell table:style-name="ce134" office:value-type="string">
            <text:p>Step 1: Deleting a File/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</text:span><text:span text:style-name="T5">File/Folder </text:span><text:span text:style-name="T5">and select </text:span><text:span text:style-name="T5">[Delete] </text:span><text:span text:style-name="T5">action on </text:span><text:span text:style-name="T5">menu</text:span></text:p>
          </table:table-cell>
          <table:table-cell table:style-name="ce137" office:value-type="string">
            <text:p>- Selected File/Folder will be deleted and removed from list</text:p>
            <text:p><text:span text:style-name="T5">- List of </text:span><text:span text:style-name="T5">File/Folder </text:span><text:span text:style-name="T5">will be </text:span><text:span text:style-name="T5">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2">
            <text:p>062</text:p>
          </table:table-cell>
          <table:table-cell table:style-name="ce95" office:value-type="string">
            <text:p>SNF_IPA_DOC_62</text:p>
          </table:table-cell>
          <table:table-cell table:style-name="ce99" office:value-type="float" office:value="62">
            <text:p>062</text:p>
          </table:table-cell>
          <table:table-cell table:style-name="ce106" office:value-type="string">
            <text:p>Mobile/IPad/Documents/Action /Copy</text:p>
          </table:table-cell>
          <table:table-cell table:style-name="ce117" office:value-type="string">
            <text:p>Copy/Paste a File</text:p>
          </table:table-cell>
          <table:table-cell table:style-name="ce134" office:value-type="string">
            <text:p>Step 1: Copying a <text:span text:style-name="T5">File</text:span>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File and </text:span><text:span text:style-name="T5">select [copy] </text:span><text:span text:style-name="T5">action on it.</text:span></text:p>
            <text:p>- then touch on action button of another folder and select [Paste] action.</text:p>
          </table:table-cell>
          <table:table-cell table:style-name="ce137" office:value-type="string">
            <text:p>- Selected file/folder will be copied to the new folder</text:p>
            <text:p><text:span text:style-name="T12">- Target </text:span><text:span text:style-name="T12">File/Folder </text:span><text:span text:style-name="T12">will be </text:span><text:span text:style-name="T12">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3">
            <text:p>063</text:p>
          </table:table-cell>
          <table:table-cell table:style-name="ce95" office:value-type="string">
            <text:p>SNF_IPA_DOC_63</text:p>
          </table:table-cell>
          <table:table-cell table:style-name="ce99" office:value-type="float" office:value="63">
            <text:p>063</text:p>
          </table:table-cell>
          <table:table-cell table:style-name="ce106" office:value-type="string">
            <text:p>Mobile/IPad/Documents/Action /Move</text:p>
          </table:table-cell>
          <table:table-cell table:style-name="ce117" office:value-type="string">
            <text:p>Cut/Paste a File</text:p>
          </table:table-cell>
          <table:table-cell table:style-name="ce134" office:value-type="string">
            <text:p>Step 1: Moving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File and <text:s/></text:span><text:span text:style-name="T5">select </text:span><text:span text:style-name="T5">[Move] </text:span><text:span text:style-name="T5">action on it.</text:span></text:p>
            <text:p><text:span text:style-name="T5">- then touch </text:span><text:span text:style-name="T5">on action </text:span><text:span text:style-name="T5">button of </text:span><text:span text:style-name="T5">another </text:span><text:span text:style-name="T5">folder and </text:span><text:span text:style-name="T5">select </text:span><text:span text:style-name="T5">[Paste] </text:span><text:span text:style-name="T5">action.</text:span></text:p>
          </table:table-cell>
          <table:table-cell table:style-name="ce137" office:value-type="string">
            <text:p>- Selected file/folder will be moved to the new folder.</text:p>
            <text:p><text:span text:style-name="T5">- List of </text:span><text:span text:style-name="T5">File/Folder </text:span><text:span text:style-name="T5">will be </text:span><text:span text:style-name="T5">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64">
            <text:p>064</text:p>
          </table:table-cell>
          <table:table-cell table:style-name="ce95" office:value-type="string">
            <text:p>SNF_IPA_DOC_64</text:p>
          </table:table-cell>
          <table:table-cell table:style-name="ce99" office:value-type="float" office:value="64">
            <text:p>064</text:p>
          </table:table-cell>
          <table:table-cell table:style-name="ce103" office:value-type="string">
            <text:p>Mobile/Ipad/Documents/Actions/Take Picture</text:p>
          </table:table-cell>
          <table:table-cell table:style-name="ce115" office:value-type="string">
            <text:p>Take picture and upload</text:p>
          </table:table-cell>
          <table:table-cell table:style-name="ce135" office:value-type="string">
            <text:p>Step 1: Take a pictur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7" office:value-type="string">
            <text:p>- The new image will be uploaded to the folder item.</text:p>
            <text:p><text:span text:style-name="T5">- List of </text:span><text:span text:style-name="T5">File/Folder </text:span><text:span text:style-name="T5">will be </text:span><text:span text:style-name="T5">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65">
            <text:p>065</text:p>
          </table:table-cell>
          <table:table-cell table:style-name="ce95" office:value-type="string">
            <text:p>SNF_IPA_NEW_65</text:p>
          </table:table-cell>
          <table:table-cell table:style-name="ce99" office:value-type="float" office:value="65">
            <text:p>06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Display Activities stream</text:p>
          </table:table-cell>
          <table:table-cell table:style-name="ce135" office:value-type="string">
            <text:p>Step 1: Go to News 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/></text:p>
          </table:table-cell>
          <table:table-cell table:style-name="ce137" office:value-type="string">
            <text:p>- Activities stream is displayed with all post</text:p>
            <text:p>- 100 posts is shown as defaul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6">
            <text:p>066</text:p>
          </table:table-cell>
          <table:table-cell table:style-name="ce95" office:value-type="string">
            <text:p>SNF_IPA_NEW_66</text:p>
          </table:table-cell>
          <table:table-cell table:style-name="ce99" office:value-type="float" office:value="66">
            <text:p>066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7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67">
            <text:p>067</text:p>
          </table:table-cell>
          <table:table-cell table:style-name="ce95" office:value-type="string">
            <text:p>SNF_IPA_NEW_67</text:p>
          </table:table-cell>
          <table:table-cell table:style-name="ce99" office:value-type="float" office:value="67">
            <text:p>067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3" office:value-type="string">
            <text:p>Display screen will be shown as below information:</text:p>
            <text:p><text:s/>+ Total number of people like this</text:p>
            <text:p><text:s/>+ Liker avatar and full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8">
            <text:p>068</text:p>
          </table:table-cell>
          <table:table-cell table:style-name="ce95" office:value-type="string">
            <text:p>SNF_IPA_NEW_68</text:p>
          </table:table-cell>
          <table:table-cell table:style-name="ce99" office:value-type="float" office:value="68">
            <text:p>068</text:p>
          </table:table-cell>
          <table:table-cell table:style-name="ce104" office:value-type="string">
            <text:p>Mobile/Ipad/News/Detail</text:p>
          </table:table-cell>
          <table:table-cell table:style-name="ce118" office:value-type="string">
            <text:p>View activity detail incase no one like this</text:p>
          </table:table-cell>
          <table:table-cell table:style-name="ce134" office:value-type="string">
            <text:p>Step 1: View liker tab</text:p>
          </table:table-cell>
          <table:table-cell table:style-name="ce133" office:value-type="string">
            <text:p><text:span text:style-name="T13">- Start the </text:span><text:span text:style-name="T13">application </text:span><text:span text:style-name="T13">on mobile </text:span><text:span text:style-name="T13">device</text:span></text:p>
            <text:p><text:span text:style-name="T13">- Sign In </text:span><text:span text:style-name="T13">with valid </text:span><text:span text:style-name="T13">User </text:span><text:span text:style-name="T13">name/Passw</text:span><text:span text:style-name="T13">ord</text:span></text:p>
            <text:p><text:span text:style-name="T13">- Touch on </text:span><text:span text:style-name="T13">any post has </text:span><text:span text:style-name="T13">no liker in </text:span><text:span text:style-name="T13">activity </text:span><text:span text:style-name="T13">stream</text:span></text:p>
            <text:p><text:span text:style-name="T13">- Touch on </text:span><text:span text:style-name="T13">liker tab</text:span></text:p>
          </table:table-cell>
          <table:table-cell table:style-name="ce133" office:value-type="string">
            <text:p>- On activity details display message "0 people like this"</text:p>
            <text:p>- On liker details display message “No one likes this”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4">
          <table:table-cell table:style-name="ce89" office:value-type="float" office:value="69">
            <text:p>069</text:p>
          </table:table-cell>
          <table:table-cell table:style-name="ce95" office:value-type="string">
            <text:p>SNF_IPA_NEW_69</text:p>
          </table:table-cell>
          <table:table-cell table:style-name="ce99" office:value-type="float" office:value="69">
            <text:p>069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7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0">
            <text:p>070</text:p>
          </table:table-cell>
          <table:table-cell table:style-name="ce95" office:value-type="string">
            <text:p>SNF_IPA_NEW_70</text:p>
          </table:table-cell>
          <table:table-cell table:style-name="ce99" office:value-type="float" office:value="70">
            <text:p>07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only text</text:p>
          </table:table-cell>
          <table:table-cell table:style-name="ce135" office:value-type="string">
            <text:p>Step 1: Send a pos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, input </text:span><text:span text:style-name="T5">Something</text:span></text:p>
            <text:p><text:span text:style-name="T5">- Touch on </text:span><text:span text:style-name="T5">[Send] </text:span><text:span text:style-name="T5">button</text:span></text:p>
          </table:table-cell>
          <table:table-cell table:style-name="ce137" office:value-type="string">
            <text:p>- Back to activities stream page</text:p>
            <text:p>- This post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1">
            <text:p>071</text:p>
          </table:table-cell>
          <table:table-cell table:style-name="ce95" office:value-type="string">
            <text:p>SNF_IPA_NEW_71</text:p>
          </table:table-cell>
          <table:table-cell table:style-name="ce99" office:value-type="float" office:value="71">
            <text:p>07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Take a Photo</text:p>
          </table:table-cell>
          <table:table-cell table:style-name="ce135" office:value-type="string">
            <text:p>Step 1: Take a photo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, input </text:span><text:span text:style-name="T5">something</text:span></text:p>
            <text:p><text:span text:style-name="T5">- Touch on </text:span><text:span text:style-name="T5">[Camera] </text:span><text:span text:style-name="T5">icon on the </text:span><text:span text:style-name="T5">top-right</text:span></text:p>
            <text:p><text:span text:style-name="T5">- Touch on </text:span><text:span text:style-name="T5">[Take a </text:span><text:span text:style-name="T5">Photo] </text:span><text:span text:style-name="T5">button</text:span></text:p>
            <text:p><text:span text:style-name="T5">- Touch on </text:span><text:span text:style-name="T5">[Done] </text:span><text:span text:style-name="T5">button</text:span></text:p>
            <text:p><text:span text:style-name="T5">- Touch on </text:span><text:span text:style-name="T5">[Send] </text:span><text:span text:style-name="T5">button</text:span></text:p>
            <text:p><text:span text:style-name="T5">- Touch on </text:span><text:span text:style-name="T5">[Refresh] </text:span><text:span text:style-name="T5">icon on the </text:span><text:span text:style-name="T5">top-right</text:span></text:p>
          </table:table-cell>
          <table:table-cell table:style-name="ce137" office:value-type="string">
            <text:p><text:span text:style-name="T5">- Back to </text:span><text:span text:style-name="T5">activities </text:span><text:span text:style-name="T5">stream page</text:span></text:p>
            <text:p><text:span text:style-name="T5">- This post </text:span><text:span text:style-name="T5">will be </text:span><text:span text:style-name="T5">shown with </text:span><text:span text:style-name="T5">correct </text:span><text:span text:style-name="T5">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2">
            <text:p>072</text:p>
          </table:table-cell>
          <table:table-cell table:style-name="ce95" office:value-type="string">
            <text:p>SNF_IPA_NEW_72</text:p>
          </table:table-cell>
          <table:table-cell table:style-name="ce99" office:value-type="float" office:value="72">
            <text:p>072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Photo from Library</text:p>
          </table:table-cell>
          <table:table-cell table:style-name="ce135" office:value-type="string">
            <text:p>Step 1: Select a photo from Library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, input </text:span><text:span text:style-name="T5">something</text:span></text:p>
            <text:p><text:span text:style-name="T5">- Touch on </text:span><text:span text:style-name="T5">[Camera] </text:span><text:span text:style-name="T5">icon on the </text:span><text:span text:style-name="T5">top-right</text:span></text:p>
            <text:p><text:span text:style-name="T5">- Touch on </text:span><text:span text:style-name="T5">[Photo </text:span><text:span text:style-name="T5">Library] </text:span><text:span text:style-name="T5">button</text:span></text:p>
            <text:p><text:span text:style-name="T5">- Select a </text:span><text:span text:style-name="T5">photo, touch </text:span><text:span text:style-name="T5">on [OK] </text:span><text:span text:style-name="T5">button</text:span></text:p>
            <text:p><text:span text:style-name="T5">- Touch on </text:span><text:span text:style-name="T5">[Send] </text:span><text:span text:style-name="T5">button</text:span></text:p>
            <text:p><text:span text:style-name="T5">- Touch on </text:span><text:span text:style-name="T5">[Refresh] </text:span><text:span text:style-name="T5">icon on the </text:span><text:span text:style-name="T5">top-right</text:span></text:p>
          </table:table-cell>
          <table:table-cell table:style-name="ce137" office:value-type="string">
            <text:p><text:span text:style-name="T5">- Back to </text:span><text:span text:style-name="T5">activities </text:span><text:span text:style-name="T5">stream page</text:span></text:p>
            <text:p><text:span text:style-name="T5">- This post </text:span><text:span text:style-name="T5">will be </text:span><text:span text:style-name="T5">shown with </text:span><text:span text:style-name="T5">correct </text:span><text:span text:style-name="T5">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3">
            <text:p>073</text:p>
          </table:table-cell>
          <table:table-cell table:style-name="ce95" office:value-type="string">
            <text:p>SNF_IPA_NEW_73</text:p>
          </table:table-cell>
          <table:table-cell table:style-name="ce99" office:value-type="float" office:value="73">
            <text:p>073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Write a post with empty data</text:p>
          </table:table-cell>
          <table:table-cell table:style-name="ce135" office:value-type="string">
            <text:p>Step 1: Send a post with empty data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</text:span></text:p>
            <text:p><text:span text:style-name="T5">- Do not </text:span><text:span text:style-name="T5">anything</text:span></text:p>
            <text:p><text:span text:style-name="T5">- Touch on </text:span><text:span text:style-name="T5">[Send] </text:span><text:span text:style-name="T5">button</text:span></text:p>
          </table:table-cell>
          <table:table-cell table:style-name="ce137" office:value-type="string">
            <text:p>- Alert message to require input tex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74">
            <text:p>074</text:p>
          </table:table-cell>
          <table:table-cell table:style-name="ce95" office:value-type="string">
            <text:p>SNF_IPA_NEW_74</text:p>
          </table:table-cell>
          <table:table-cell table:style-name="ce99" office:value-type="float" office:value="74">
            <text:p>074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take photo when composing an activity</text:p>
          </table:table-cell>
          <table:table-cell table:style-name="ce134" office:value-type="string">
            <text:p>Step 1: Take a photo</text:p>
          </table:table-cell>
          <table:table-cell table:style-name="ce13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</text:span></text:p>
            <text:p><text:span text:style-name="T14">- Touch on </text:span><text:span text:style-name="T14">[Camera] </text:span><text:span text:style-name="T14">icon on the </text:span><text:span text:style-name="T14">top-right</text:span></text:p>
            <text:p><text:span text:style-name="T14">- Touch on </text:span><text:span text:style-name="T14">[Take a </text:span><text:span text:style-name="T14">Photo] </text:span><text:span text:style-name="T14">button</text:span></text:p>
            <text:p><text:span text:style-name="T14">- Touch on </text:span><text:span text:style-name="T14">[Done] </text:span><text:span text:style-name="T14">button</text:span></text:p>
            <text:p><text:span text:style-name="T14">- After that, </text:span><text:span text:style-name="T14">take another </text:span><text:span text:style-name="T14">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25">
          <table:table-cell table:style-name="ce89" office:value-type="float" office:value="75">
            <text:p>075</text:p>
          </table:table-cell>
          <table:table-cell table:style-name="ce95" office:value-type="string">
            <text:p>SNF_IPA_NEW_75</text:p>
          </table:table-cell>
          <table:table-cell table:style-name="ce99" office:value-type="float" office:value="75">
            <text:p>075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select from library when composing an activity</text:p>
          </table:table-cell>
          <table:table-cell table:style-name="ce134" office:value-type="string">
            <text:p>Step 1: Select photo from Library</text:p>
          </table:table-cell>
          <table:table-cell table:style-name="ce13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</text:span></text:p>
            <text:p><text:span text:style-name="T5">- Touch on </text:span><text:span text:style-name="T5">[Camera] </text:span><text:span text:style-name="T5">icon on the </text:span><text:span text:style-name="T5">top-right</text:span></text:p>
            <text:p><text:span text:style-name="T5">- Touch on </text:span><text:span text:style-name="T5">[Photo </text:span><text:span text:style-name="T5">Library] </text:span><text:span text:style-name="T5">button</text:span></text:p>
            <text:p><text:span text:style-name="T5">- Select a </text:span><text:span text:style-name="T5">photo, touch </text:span><text:span text:style-name="T5">on [OK] </text:span><text:span text:style-name="T5">button</text:span></text:p>
            <text:p><text:span text:style-name="T5">- After that, </text:span><text:span text:style-name="T5">select </text:span><text:span text:style-name="T5">another </text:span><text:span text:style-name="T5">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28">
          <table:table-cell table:style-name="ce89" office:value-type="float" office:value="76">
            <text:p>076</text:p>
          </table:table-cell>
          <table:table-cell table:style-name="ce95" office:value-type="string">
            <text:p>SNF_IPA_NEW_76</text:p>
          </table:table-cell>
          <table:table-cell table:style-name="ce99" office:value-type="float" office:value="76">
            <text:p>076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post</text:p>
          </table:table-cell>
          <table:table-cell table:style-name="ce135" office:value-type="string">
            <text:p>Step 1: Cancel a pos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, input </text:span><text:span text:style-name="T5">Something</text:span></text:p>
            <text:p><text:span text:style-name="T5">- Touch on </text:span><text:span text:style-name="T5">[Cancel] </text:span><text:span text:style-name="T5">button</text:span></text:p>
          </table:table-cell>
          <table:table-cell table:style-name="ce137" office:value-type="string">
            <text:p><text:span text:style-name="T13">- Back to </text:span><text:span text:style-name="T13">activities </text:span><text:span text:style-name="T13">stream page</text:span></text:p>
            <text:p><text:span text:style-name="T13">- This post </text:span><text:span text:style-name="T13">won't be </text:span><text:span text:style-name="T13">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31">
          <table:table-cell table:style-name="ce89" office:value-type="float" office:value="77">
            <text:p>077</text:p>
          </table:table-cell>
          <table:table-cell table:style-name="ce95" office:value-type="string">
            <text:p>SNF_IPA_NEW_77</text:p>
          </table:table-cell>
          <table:table-cell table:style-name="ce99" office:value-type="float" office:value="77">
            <text:p>077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</text:p>
          </table:table-cell>
          <table:table-cell table:style-name="ce135" office:value-type="string">
            <text:p>Step 1: Like a pos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Like] icon of </text:span><text:span text:style-name="T5">any post</text:span></text:p>
          </table:table-cell>
          <table:table-cell table:style-name="ce137" office:value-type="string">
            <text:p>- Number of Like is 1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8">
            <text:p>078</text:p>
          </table:table-cell>
          <table:table-cell table:style-name="ce95" office:value-type="string">
            <text:p>SNF_IPA_NEW_78</text:p>
          </table:table-cell>
          <table:table-cell table:style-name="ce99" office:value-type="float" office:value="78">
            <text:p>078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</text:p>
          </table:table-cell>
          <table:table-cell table:style-name="ce135" office:value-type="string">
            <text:p>Step 1: Unlike a pos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Like] icon of </text:span><text:span text:style-name="T5">any post</text:span></text:p>
            <text:p><text:span text:style-name="T5">- After that </text:span><text:span text:style-name="T5">touch on </text:span><text:span text:style-name="T5">[Unlike] icon </text:span><text:span text:style-name="T5">of this post</text:span></text:p>
          </table:table-cell>
          <table:table-cell table:style-name="ce137" office:value-type="string">
            <text:p>- Number of Like is 0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79">
            <text:p>079</text:p>
          </table:table-cell>
          <table:table-cell table:style-name="ce95" office:value-type="string">
            <text:p>SNF_IPA_NEW_79</text:p>
          </table:table-cell>
          <table:table-cell table:style-name="ce99" office:value-type="float" office:value="79">
            <text:p>079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 from detail screen</text:p>
          </table:table-cell>
          <table:table-cell table:style-name="ce135" office:value-type="string">
            <text:p>Step 1: 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7" office:value-type="string">
            <text:p>- Content of Post will be shown with comment and Like number (if have)</text:p>
            <text:p>- Number of Like is in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0">
            <text:p>080</text:p>
          </table:table-cell>
          <table:table-cell table:style-name="ce95" office:value-type="string">
            <text:p>SNF_IPA_NEW_80</text:p>
          </table:table-cell>
          <table:table-cell table:style-name="ce99" office:value-type="float" office:value="80">
            <text:p>08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 <text:s/>from detail screen</text:p>
          </table:table-cell>
          <table:table-cell table:style-name="ce135" office:value-type="string">
            <text:p>Step 1: Un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7" office:value-type="string">
            <text:p><text:span text:style-name="T5">- Content of </text:span><text:span text:style-name="T5">Post will be </text:span><text:span text:style-name="T5">shown with </text:span><text:span text:style-name="T5">comment </text:span><text:span text:style-name="T5">and Like </text:span><text:span text:style-name="T5">number (if </text:span><text:span text:style-name="T5">have)</text:span></text:p>
            <text:p>- Number of Like is de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32">
          <table:table-cell table:style-name="ce89" office:value-type="float" office:value="81">
            <text:p>081</text:p>
          </table:table-cell>
          <table:table-cell table:style-name="ce95" office:value-type="string">
            <text:p>SNF_IPA_NEW_81</text:p>
          </table:table-cell>
          <table:table-cell table:style-name="ce99" office:value-type="float" office:value="81">
            <text:p>08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omment a post with valid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Comment] </text:span><text:span text:style-name="T5">icon of any </text:span><text:span text:style-name="T5">post</text:span></text:p>
            <text:p><text:span text:style-name="T5">- Input </text:span><text:span text:style-name="T5">something, </text:span><text:span text:style-name="T5">touch on </text:span><text:span text:style-name="T5">button Send</text:span></text:p>
            <text:p><text:span text:style-name="T5">- Touch on </text:span><text:span text:style-name="T5">this post</text:span></text:p>
          </table:table-cell>
          <table:table-cell table:style-name="ce137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82">
            <text:p>082</text:p>
          </table:table-cell>
          <table:table-cell table:style-name="ce95" office:value-type="string">
            <text:p>SNF_IPA_NEW_82</text:p>
          </table:table-cell>
          <table:table-cell table:style-name="ce99" office:value-type="float" office:value="82">
            <text:p>082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Comment a post with empty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Comment] </text:span><text:span text:style-name="T5">icon of any </text:span><text:span text:style-name="T5">post</text:span></text:p>
            <text:p><text:span text:style-name="T5">- Do not </text:span><text:span text:style-name="T5">input </text:span><text:span text:style-name="T5">anything, </text:span><text:span text:style-name="T5">touch on </text:span><text:span text:style-name="T5">button Send</text:span></text:p>
            <text:p><text:span text:style-name="T5">- Touch on </text:span><text:span text:style-name="T5">this post</text:span></text:p>
          </table:table-cell>
          <table:table-cell table:style-name="ce137" office:value-type="string">
            <text:p><text:span text:style-name="T13">- Alert </text:span><text:span text:style-name="T13">message to </text:span><text:span text:style-name="T13">require input </text:span><text:span text:style-name="T13">data</text:span></text:p>
            <text:p><text:span text:style-name="T13">- Back to </text:span><text:span text:style-name="T13">activities </text:span><text:span text:style-name="T13">stream page</text:span></text:p>
            <text:p><text:span text:style-name="T13">- Number of </text:span><text:span text:style-name="T13">Comment </text:span><text:span text:style-name="T13">isn't </text:span><text:span text:style-name="T13">changed </text:span></text:p>
            <text:p><text:span text:style-name="T13">- No new </text:span><text:span text:style-name="T13">comment is </text:span><text:span text:style-name="T13">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3">
            <text:p>083</text:p>
          </table:table-cell>
          <table:table-cell table:style-name="ce95" office:value-type="string">
            <text:p>SNF_IPA_NEW_83</text:p>
          </table:table-cell>
          <table:table-cell table:style-name="ce99" office:value-type="float" office:value="83">
            <text:p>083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comment</text:p>
          </table:table-cell>
          <table:table-cell table:style-name="ce135" office:value-type="string">
            <text:p>Step 1: Cancel commen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Comment] </text:span><text:span text:style-name="T5">icon of any </text:span><text:span text:style-name="T5">post</text:span></text:p>
            <text:p><text:span text:style-name="T5">- Input </text:span><text:span text:style-name="T5">something, </text:span><text:span text:style-name="T5">touch on </text:span><text:span text:style-name="T5">button </text:span><text:span text:style-name="T5">Cancel</text:span></text:p>
            <text:p><text:span text:style-name="T5">- Touch on </text:span><text:span text:style-name="T5">this post</text:span></text:p>
          </table:table-cell>
          <table:table-cell table:style-name="ce137" office:value-type="string">
            <text:p><text:span text:style-name="T13">- Back to </text:span><text:span text:style-name="T13">activities </text:span><text:span text:style-name="T13">stream page</text:span></text:p>
            <text:p><text:span text:style-name="T13">- Number of </text:span><text:span text:style-name="T13">Comment </text:span><text:span text:style-name="T13">isn't </text:span><text:span text:style-name="T13">changed </text:span></text:p>
            <text:p><text:span text:style-name="T13">- No new </text:span><text:span text:style-name="T13">comment is </text:span><text:span text:style-name="T13">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4">
            <text:p>084</text:p>
          </table:table-cell>
          <table:table-cell table:style-name="ce95" office:value-type="string">
            <text:p>SNF_IPA_NEW_84</text:p>
          </table:table-cell>
          <table:table-cell table:style-name="ce99" office:value-type="float" office:value="84">
            <text:p>084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website</text:p>
          </table:table-cell>
          <table:table-cell table:style-name="ce135" office:value-type="string">
            <text:p>Step 1: Open a post <text:s/>with URL of websit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7" office:value-type="string">
            <text:p>- Redirect to website: http://google.com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33">
          <table:table-cell table:style-name="ce89" office:value-type="float" office:value="85">
            <text:p>085</text:p>
          </table:table-cell>
          <table:table-cell table:style-name="ce95" office:value-type="string">
            <text:p>SNF_IPA_NEW_85</text:p>
          </table:table-cell>
          <table:table-cell table:style-name="ce99" office:value-type="float" office:value="85">
            <text:p>08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image</text:p>
          </table:table-cell>
          <table:table-cell table:style-name="ce135" office:value-type="string">
            <text:p>Step 1: Open a post <text:s/>with URL of imag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7" office:value-type="string">
            <text:p>- Imag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6">
            <text:p>086</text:p>
          </table:table-cell>
          <table:table-cell table:style-name="ce95" office:value-type="string">
            <text:p>SNF_IPA_NEW_86</text:p>
          </table:table-cell>
          <table:table-cell table:style-name="ce99" office:value-type="float" office:value="86">
            <text:p>086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Open a post with attachment</text:p>
          </table:table-cell>
          <table:table-cell table:style-name="ce135" office:value-type="string">
            <text:p>Step 1: Open a post with attachment</text:p>
          </table:table-cell>
          <table:table-cell table:style-name="ce137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3">- Sign In </text:span><text:span text:style-name="T13">with valid </text:span><text:span text:style-name="T13">User </text:span><text:span text:style-name="T13">name/Passw</text:span><text:span text:style-name="T13">ord</text:span></text:p>
            <text:p><text:span text:style-name="T13">- Touch on </text:span><text:span text:style-name="T13">[News] </text:span><text:span text:style-name="T13">application </text:span><text:span text:style-name="T13">on Home </text:span><text:span text:style-name="T13">page</text:span></text:p>
            <text:p><text:span text:style-name="T13">- Touch on </text:span><text:span text:style-name="T13">any post </text:span><text:span text:style-name="T13">with </text:span><text:span text:style-name="T13">attachment</text:span></text:p>
            <text:p><text:span text:style-name="T13">- Touch on </text:span><text:span text:style-name="T13">this </text:span><text:span text:style-name="T13">attachment</text:span></text:p>
          </table:table-cell>
          <table:table-cell table:style-name="ce137" office:value-type="string">
            <text:p>- Attachment fil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7">
            <text:p>087</text:p>
          </table:table-cell>
          <table:table-cell table:style-name="ce95" office:value-type="string">
            <text:p>SNF_IPA_NEW_87</text:p>
          </table:table-cell>
          <table:table-cell table:style-name="ce99" office:value-type="float" office:value="87">
            <text:p>087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Show filter navigation to filter activity type</text:p>
          </table:table-cell>
          <table:table-cell table:style-name="ce135" office:value-type="string">
            <text:p>Step 1: Go to news in application</text:p>
          </table:table-cell>
          <table:table-cell table:style-name="ce137" office:value-type="string">
            <text:p>- Start application</text:p>
            <text:p>- Login with valid user name and password</text:p>
            <text:p/>
          </table:table-cell>
          <table:table-cell table:style-name="ce137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8">
            <text:p>088</text:p>
          </table:table-cell>
          <table:table-cell table:style-name="ce95" office:value-type="string">
            <text:p>SNF_IPA_NEW_88</text:p>
          </table:table-cell>
          <table:table-cell table:style-name="ce99" office:value-type="float" office:value="88">
            <text:p>088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List activity following selected filter</text:p>
          </table:table-cell>
          <table:table-cell table:style-name="ce135" office:value-type="string">
            <text:p>Step 1: touch to any filtler in navigation</text:p>
          </table:table-cell>
          <table:table-cell table:style-name="ce137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7" office:value-type="string">
            <text:p>- Selected filter will be highlight</text:p>
            <text:p>- 100 activities belong to spaces that user is memb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9">
            <text:p>089</text:p>
          </table:table-cell>
          <table:table-cell table:style-name="ce96" office:value-type="string">
            <text:p>SNF_IPA_SET_89</text:p>
          </table:table-cell>
          <table:table-cell table:style-name="ce99" office:value-type="float" office:value="89">
            <text:p>089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n to off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37" office:value-type="string">
            <text:p>- In personal drive of Document, the private folder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0">
            <text:p>090</text:p>
          </table:table-cell>
          <table:table-cell table:style-name="ce96" office:value-type="string">
            <text:p>SNF_IPA_SET_90</text:p>
          </table:table-cell>
          <table:table-cell table:style-name="ce99" office:value-type="float" office:value="90">
            <text:p>090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ff to on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5">- Touch on </text:span><text:span text:style-name="T5">[Done] </text:span><text:span text:style-name="T5">button</text:span></text:p>
            <text:p>- Touch on Documents app</text:p>
          </table:table-cell>
          <table:table-cell table:style-name="ce137" office:value-type="string">
            <text:p>- In personal drive of Document, the private folder will be hidde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1">
            <text:p>091</text:p>
          </table:table-cell>
          <table:table-cell table:style-name="ce96" office:value-type="string">
            <text:p>SNF_IPA_SET_91</text:p>
          </table:table-cell>
          <table:table-cell table:style-name="ce99" office:value-type="float" office:value="91">
            <text:p>091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Set default selected filter will be load when starting application</text:p>
          </table:table-cell>
          <table:table-cell table:style-name="ce134" office:value-type="string">
            <text:p>Step 1: Setting my remember filter</text:p>
          </table:table-cell>
          <table:table-cell table:style-name="ce133" office:value-type="string">
            <text:p>- Start application</text:p>
            <text:p>- Login with valid user name and password</text:p>
            <text:p>- Go to [Settings]</text:p>
            <text:p>- Setting [Remember my filter] is OFF</text:p>
            <text:p>- Touch on [Done] button</text:p>
            <text:p><text:span text:style-name="T13"/></text:p>
          </table:table-cell>
          <table:table-cell table:style-name="ce133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163" table:number-columns-repeated="1003"/>
          <table:table-cell table:style-name="ce166" table:number-columns-repeated="4"/>
        </table:table-row>
        <table:table-row table:style-name="ro30">
          <table:table-cell table:style-name="ce89" office:value-type="float" office:value="92">
            <text:p>092</text:p>
          </table:table-cell>
          <table:table-cell table:style-name="ce96" office:value-type="string">
            <text:p>SNF_IPA_SET_92</text:p>
          </table:table-cell>
          <table:table-cell table:style-name="ce99" office:value-type="float" office:value="92">
            <text:p>092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Default selected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</text:span><text:span text:style-name="T13">application</text:span></text:p>
            <text:p><text:span text:style-name="T13">- Login with </text:span><text:span text:style-name="T13">valid user </text:span><text:span text:style-name="T13">name and </text:span><text:span text:style-name="T13">password</text:span></text:p>
            <text:p><text:span text:style-name="T13">- Go to </text:span><text:span text:style-name="T13">[Settings]</text:span></text:p>
            <text:p><text:span text:style-name="T13">- Setting </text:span><text:span text:style-name="T13">[Remember </text:span><text:span text:style-name="T13">my filter] is </text:span><text:span text:style-name="T13">OFF</text:span></text:p>
            <text:p><text:span text:style-name="T13">- Touch on </text:span><text:span text:style-name="T13">[Done] </text:span><text:span text:style-name="T13">button</text:span></text:p>
            <text:p><text:span text:style-name="T13">- Sign In </text:span><text:span text:style-name="T13">with valid </text:span><text:span text:style-name="T13">User </text:span><text:span text:style-name="T13">name/Passw</text:span><text:span text:style-name="T13">ord </text:span></text:p>
            <text:p><text:span text:style-name="T13">- Touch on </text:span><text:span text:style-name="T13">[Home] </text:span><text:span text:style-name="T13">button of </text:span><text:span text:style-name="T13">device</text:span></text:p>
            <text:p><text:span text:style-name="T13">- Kill exo </text:span><text:span text:style-name="T13">application </text:span><text:span text:style-name="T13">process</text:span></text:p>
            <text:p><text:span text:style-name="T13">- Start </text:span><text:span text:style-name="T13">application </text:span><text:span text:style-name="T13">again</text:span></text:p>
            <text:p><text:span text:style-name="T13">- Sign In </text:span><text:span text:style-name="T13">with valid </text:span><text:span text:style-name="T13">User </text:span><text:span text:style-name="T13">name/Passw</text:span><text:span text:style-name="T13">ord again</text:span></text:p>
          </table:table-cell>
          <table:table-cell table:style-name="ce133" office:value-type="string">
            <text:p>- All Update will be highlight</text:p>
            <text:p>- 100 activities belong to All Updat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22">
          <table:table-cell table:style-name="ce89" office:value-type="float" office:value="93">
            <text:p>093</text:p>
          </table:table-cell>
          <table:table-cell table:style-name="ce96" office:value-type="string">
            <text:p>SNF_IPA_SET_93</text:p>
          </table:table-cell>
          <table:table-cell table:style-name="ce99" office:value-type="float" office:value="93">
            <text:p>093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</text:p>
          </table:table-cell>
          <table:table-cell table:style-name="ce134" office:value-type="string">
            <text:p>Step 1: Setting my remember filter</text:p>
          </table:table-cell>
          <table:table-cell table:style-name="ce138" office:value-type="string">
            <text:p><text:span text:style-name="T13">- Start </text:span><text:span text:style-name="T13">application</text:span></text:p>
            <text:p><text:span text:style-name="T13">- Sign In </text:span><text:span text:style-name="T13">with valid </text:span><text:span text:style-name="T13">User </text:span><text:span text:style-name="T13">name/Passw</text:span><text:span text:style-name="T13">ord </text:span></text:p>
            <text:p><text:span text:style-name="T13">- Touch on </text:span><text:span text:style-name="T13">[Settings]</text:span></text:p>
            <text:p><text:span text:style-name="T13">- Setting </text:span><text:span text:style-name="T13">[Remember </text:span><text:span text:style-name="T13">my filter] is </text:span><text:span text:style-name="T13">ON</text:span></text:p>
            <text:p><text:span text:style-name="T13">- Touch on </text:span><text:span text:style-name="T13">[Done] </text:span><text:span text:style-name="T13">button</text:span></text:p>
            <text:p><text:span text:style-name="T13">- Touch on </text:span><text:span text:style-name="T13">[News]</text:span></text:p>
            <text:p><text:span text:style-name="T13">- Touch on </text:span><text:span text:style-name="T13">[My Status] </text:span></text:p>
            <text:p><text:span text:style-name="T13">- Sign out to </text:span><text:span text:style-name="T13">application</text:span></text:p>
            <text:p><text:span text:style-name="T13">- Sign In </text:span><text:span text:style-name="T13">with </text:span><text:span text:style-name="T13">previous </text:span><text:span text:style-name="T13">user again</text:span></text:p>
          </table:table-cell>
          <table:table-cell table:style-name="ce133" office:value-type="string">
            <text:p>- My Status tabs will be highlight</text:p>
            <text:p>- 100 activities belong to My Status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163" table:number-columns-repeated="1003"/>
          <table:table-cell table:style-name="ce166" table:number-columns-repeated="4"/>
        </table:table-row>
        <table:table-row table:style-name="ro26">
          <table:table-cell table:style-name="ce89" office:value-type="float" office:value="94">
            <text:p>094</text:p>
          </table:table-cell>
          <table:table-cell table:style-name="ce96" office:value-type="string">
            <text:p>SNF_IPA_SET_94</text:p>
          </table:table-cell>
          <table:table-cell table:style-name="ce99" office:value-type="float" office:value="94">
            <text:p>094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</text:span><text:span text:style-name="T13">application</text:span></text:p>
            <text:p><text:span text:style-name="T13">- Sign In </text:span><text:span text:style-name="T13">with valid </text:span><text:span text:style-name="T13">User </text:span><text:span text:style-name="T13">name/Passw</text:span><text:span text:style-name="T13">ord </text:span></text:p>
            <text:p><text:span text:style-name="T13">- Touch on </text:span><text:span text:style-name="T13">[Settings]</text:span></text:p>
            <text:p><text:span text:style-name="T13">- Setting </text:span><text:span text:style-name="T13">[Remember </text:span><text:span text:style-name="T13">my filter] is </text:span><text:span text:style-name="T13">ON</text:span></text:p>
            <text:p><text:span text:style-name="T13">- Touch on </text:span><text:span text:style-name="T13">[Done] </text:span><text:span text:style-name="T13">button</text:span></text:p>
            <text:p><text:span text:style-name="T13">- Touch on </text:span><text:span text:style-name="T13">[News]</text:span></text:p>
            <text:p><text:span text:style-name="T13">- Touch on </text:span><text:span text:style-name="T13">[My Status] </text:span></text:p>
            <text:p><text:span text:style-name="T13">- Touch on </text:span><text:span text:style-name="T13">[Home] </text:span><text:span text:style-name="T13">button of </text:span><text:span text:style-name="T13">device</text:span></text:p>
            <text:p><text:span text:style-name="T13">- Kill exo </text:span><text:span text:style-name="T13">application </text:span><text:span text:style-name="T13">process</text:span></text:p>
            <text:p><text:span text:style-name="T13">- Start </text:span><text:span text:style-name="T13">application </text:span><text:span text:style-name="T13">again</text:span></text:p>
            <text:p><text:span text:style-name="T13">- Sign In </text:span><text:span text:style-name="T13">with valid </text:span><text:span text:style-name="T13">User </text:span><text:span text:style-name="T13">name/Passw</text:span><text:span text:style-name="T13">ord again</text:span></text:p>
          </table:table-cell>
          <table:table-cell table:style-name="ce133" office:value-type="string">
            <text:p><text:span text:style-name="T13">- My Status </text:span><text:span text:style-name="T13">tabs will be </text:span><text:span text:style-name="T13">highlight </text:span><text:span text:style-name="T13">after re-login</text:span></text:p>
            <text:p><text:span text:style-name="T13">- 100 </text:span><text:span text:style-name="T13">activities </text:span><text:span text:style-name="T13">belong to My </text:span><text:span text:style-name="T13">Status will </text:span><text:span text:style-name="T13">be shown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4">
          <table:table-cell table:style-name="ce89" office:value-type="float" office:value="95">
            <text:p>095</text:p>
          </table:table-cell>
          <table:table-cell table:style-name="ce95" office:value-type="string">
            <text:p>SNF_IPA_P30_95</text:p>
          </table:table-cell>
          <table:table-cell table:style-name="ce99" office:value-type="float" office:value="95">
            <text:p>095</text:p>
          </table:table-cell>
          <table:table-cell table:style-name="ce104" office:value-type="string">
            <text:p>Mobile/Ipad/CheckWithPLF-3.0.x</text:p>
          </table:table-cell>
          <table:table-cell table:style-name="ce109" office:value-type="string">
            <text:p><text:span text:style-name="T2">Sign in an </text:span><text:span text:style-name="T2">eXo server </text:span>with PLF-3.0.x</text:p>
          </table:table-cell>
          <table:table-cell table:style-name="ce131" office:value-type="string">
            <text:p>Step 1: Try to login</text:p>
          </table:table-cell>
          <table:table-cell table:style-name="ce132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10" table:number-rows-repeated="8">
          <table:table-cell table:style-name="ce90" table:number-columns-repeated="8"/>
          <table:table-cell table:style-name="ce147"/>
          <table:table-cell table:style-name="ce90" table:number-columns-repeated="1011"/>
          <table:table-cell table:number-columns-repeated="4"/>
        </table:table-row>
        <table:table-row table:style-name="ro10" table:number-rows-repeated="167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57" table:number-columns-repeated="4"/>
          <table:table-cell table:number-columns-repeated="1009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ce38"/>
        <table:table-column table:style-name="co20" table:default-cell-style-name="ce124"/>
        <table:table-column table:style-name="co20" table:default-cell-style-name="ce127"/>
        <table:table-column table:style-name="co21" table:default-cell-style-name="ce47"/>
        <table:table-column table:style-name="co22" table:default-cell-style-name="ce124"/>
        <table:table-column table:style-name="co23" table:default-cell-style-name="ce129"/>
        <table:table-row table:style-name="ro27">
          <table:table-cell table:style-name="ce120" office:value-type="string" table:number-columns-spanned="5" table:number-rows-spanned="2">
            <text:p>Ipad Sniff Test List</text:p>
          </table:table-cell>
          <table:covered-table-cell table:number-columns-repeated="4" table:style-name="ce123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27">
          <table:covered-table-cell table:style-name="ce121"/>
          <table:covered-table-cell table:number-columns-repeated="4" table:style-name="ce123"/>
          <table:covered-table-cell table:style-name="ce37" office:value-type="string">
            <text:p>Cases</text:p>
          </table:covered-table-cell>
        </table:table-row>
        <table:table-row table:style-name="ro27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61]=[.$A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user name</text:p>
          </table:table-cell>
          <table:table-cell/>
          <table:table-cell table:formula="of:=SUMPRODUCT(([SniffTest.B$7:SniffTest.B$961]=[.$A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password</text:p>
          </table:table-cell>
          <table:table-cell/>
          <table:table-cell table:formula="of:=SUMPRODUCT(([SniffTest.B$7:SniffTest.B$961]=[.$A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blank user/password</text:p>
          </table:table-cell>
          <table:table-cell table:style-name="ce128"/>
          <table:table-cell table:formula="of:=SUMPRODUCT(([SniffTest.B$7:SniffTest.B$961]=[.$A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another account</text:p>
          </table:table-cell>
          <table:table-cell table:style-name="ce128"/>
          <table:table-cell table:formula="of:=SUMPRODUCT(([SniffTest.B$7:SniffTest.B$961]=[.$A8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hen no network connection</text:p>
          </table:table-cell>
          <table:table-cell/>
          <table:table-cell table:formula="of:=SUMPRODUCT(([SniffTest.B$7:SniffTest.B$961]=[.$A9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2" office:value-type="string">
            <text:p>Sign in an eXo server <text:s/>with Remember User &amp; Password</text:p>
          </table:table-cell>
          <table:table-cell/>
          <table:table-cell table:formula="of:=SUMPRODUCT(([SniffTest.B$7:SniffTest.B$961]=[.$A1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3" office:value-type="string">
            <text:p>Sign in an eXo server with Auto Sign In option</text:p>
          </table:table-cell>
          <table:table-cell/>
          <table:table-cell table:formula="of:=SUMPRODUCT(([SniffTest.B$7:SniffTest.B$961]=[.$A1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61]=[.$A1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N_10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Logout of Home Screen</text:p>
          </table:table-cell>
          <table:table-cell/>
          <table:table-cell table:formula="of:=SUMPRODUCT(([SniffTest.B$7:SniffTest.B$961]=[.$A1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126" office:value-type="string">
            <text:p>Setting</text:p>
          </table:table-cell>
          <table:table-cell table:style-name="ce41" office:value-type="string">
            <text:p>Display Setting screen</text:p>
          </table:table-cell>
          <table:table-cell/>
          <table:table-cell table:formula="of:=SUMPRODUCT(([SniffTest.B$7:SniffTest.B$961]=[.$A1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Change server</text:p>
          </table:table-cell>
          <table:table-cell table:style-name="ce128"/>
          <table:table-cell table:formula="of:=SUMPRODUCT(([SniffTest.B$7:SniffTest.B$961]=[.$A15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modify the selected server after being authenticate</text:p>
          </table:table-cell>
          <table:table-cell/>
          <table:table-cell table:formula="of:=SUMPRODUCT(([SniffTest.B$7:SniffTest.B$961]=[.$A1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delete the selected server after being authenticate</text:p>
          </table:table-cell>
          <table:table-cell/>
          <table:table-cell table:formula="of:=SUMPRODUCT(([SniffTest.B$7:SniffTest.B$961]=[.$A1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</text:p>
          </table:table-cell>
          <table:table-cell/>
          <table:table-cell table:formula="of:=SUMPRODUCT(([SniffTest.B$7:SniffTest.B$961]=[.$A2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</text:p>
          </table:table-cell>
          <table:table-cell/>
          <table:table-cell table:formula="of:=SUMPRODUCT(([SniffTest.B$7:SniffTest.B$961]=[.$A2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61]=[.$A2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61]=[.$A2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61]=[.$A3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24"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61]=[.$A3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2" office:value-type="string">
            <text:p>Setting language</text:p>
          </table:table-cell>
          <table:table-cell/>
          <table:table-cell table:formula="of:=SUMPRODUCT(([SniffTest.B$7:SniffTest.B$961]=[.$A3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4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News screen</text:p>
          </table:table-cell>
          <table:table-cell/>
          <table:table-cell table:formula="of:=SUMPRODUCT(([SniffTest.B$7:SniffTest.B$961]=[.$A3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5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Documents screen</text:p>
          </table:table-cell>
          <table:table-cell/>
          <table:table-cell table:formula="of:=SUMPRODUCT(([SniffTest.B$7:SniffTest.B$961]=[.$A3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6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Apps screen</text:p>
          </table:table-cell>
          <table:table-cell/>
          <table:table-cell table:formula="of:=SUMPRODUCT(([SniffTest.B$7:SniffTest.B$961]=[.$A3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7</text:p>
          </table:table-cell>
          <table:table-cell office:value-type="string">
            <text:p>Ipad</text:p>
          </table:table-cell>
          <table:table-cell table:style-name="ce126" office:value-type="string">
            <text:p>Home screen</text:p>
          </table:table-cell>
          <table:table-cell table:style-name="ce44" office:value-type="string">
            <text:p>Check Home Screen </text:p>
          </table:table-cell>
          <table:table-cell/>
          <table:table-cell table:formula="of:=SUMPRODUCT(([SniffTest.B$7:SniffTest.B$961]=[.$A4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Gadget List View</text:p>
          </table:table-cell>
          <table:table-cell/>
          <table:table-cell table:formula="of:=SUMPRODUCT(([SniffTest.B$7:SniffTest.B$961]=[.$A4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Scroll Gadget in List View</text:p>
          </table:table-cell>
          <table:table-cell/>
          <table:table-cell table:formula="of:=SUMPRODUCT(([SniffTest.B$7:SniffTest.B$961]=[.$A4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Update Dashboard tabs</text:p>
          </table:table-cell>
          <table:table-cell/>
          <table:table-cell table:formula="of:=SUMPRODUCT(([SniffTest.B$7:SniffTest.B$961]=[.$A4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gadget list in Dashboard</text:p>
          </table:table-cell>
          <table:table-cell/>
          <table:table-cell table:formula="of:=SUMPRODUCT(([SniffTest.B$7:SniffTest.B$961]=[.$A4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4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Update gadget list in Dashboard</text:p>
          </table:table-cell>
          <table:table-cell/>
          <table:table-cell table:formula="of:=SUMPRODUCT(([SniffTest.B$7:SniffTest.B$961]=[.$A4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5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Content of Gadget</text:p>
          </table:table-cell>
          <table:table-cell/>
          <table:table-cell table:formula="of:=SUMPRODUCT(([SniffTest.B$7:SniffTest.B$961]=[.$A4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6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61]=[.$A4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Documents application</text:p>
          </table:table-cell>
          <table:table-cell/>
          <table:table-cell table:formula="of:=SUMPRODUCT(([SniffTest.B$7:SniffTest.B$961]=[.$A5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2" office:value-type="string">
            <text:p>View Folder</text:p>
          </table:table-cell>
          <table:table-cell/>
          <table:table-cell table:formula="of:=SUMPRODUCT(([SniffTest.B$7:SniffTest.B$961]=[.$A5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1]=[.$A5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1]=[.$A5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1]=[.$A5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1]=[.$A5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1]=[.$A5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1]=[.$A57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1]=[.$A5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1]=[.$A5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Back Folder List </text:p>
          </table:table-cell>
          <table:table-cell/>
          <table:table-cell table:formula="of:=SUMPRODUCT(([SniffTest.B$7:SniffTest.B$961]=[.$A6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3" office:value-type="string">
            <text:p>View a File</text:p>
          </table:table-cell>
          <table:table-cell/>
          <table:table-cell table:formula="of:=SUMPRODUCT(([SniffTest.B$7:SniffTest.B$961]=[.$A6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menu action of File/Folder</text:p>
          </table:table-cell>
          <table:table-cell/>
          <table:table-cell table:formula="of:=SUMPRODUCT(([SniffTest.B$7:SniffTest.B$961]=[.$A6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Close menu action of File/Folder</text:p>
          </table:table-cell>
          <table:table-cell/>
          <table:table-cell table:formula="of:=SUMPRODUCT(([SniffTest.B$7:SniffTest.B$961]=[.$A6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61]=[.$A6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opy/Paste a File</text:p>
          </table:table-cell>
          <table:table-cell/>
          <table:table-cell table:formula="of:=SUMPRODUCT(([SniffTest.B$7:SniffTest.B$961]=[.$A6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ut/Paste a File</text:p>
          </table:table-cell>
          <table:table-cell/>
          <table:table-cell table:formula="of:=SUMPRODUCT(([SniffTest.B$7:SniffTest.B$961]=[.$A6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1]=[.$A6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1]=[.$A6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6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View activity detail incase no one like this</text:p>
          </table:table-cell>
          <table:table-cell/>
          <table:table-cell table:formula="of:=SUMPRODUCT(([SniffTest.B$7:SniffTest.B$961]=[.$A7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1]=[.$A7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1]=[.$A7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1]=[.$A7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Write a post with empty data</text:p>
          </table:table-cell>
          <table:table-cell/>
          <table:table-cell table:formula="of:=SUMPRODUCT(([SniffTest.B$7:SniffTest.B$961]=[.$A7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take photo when composing an activity</text:p>
          </table:table-cell>
          <table:table-cell/>
          <table:table-cell table:formula="of:=SUMPRODUCT(([SniffTest.B$7:SniffTest.B$961]=[.$A77])*([SniffTest.A$7:SniffTest.A$961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61]=[.$A7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1]=[.$A7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1]=[.$A8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1]=[.$A8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1]=[.$A8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1]=[.$A8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1]=[.$A8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Comment a post with empty data</text:p>
          </table:table-cell>
          <table:table-cell/>
          <table:table-cell table:formula="of:=SUMPRODUCT(([SniffTest.B$7:SniffTest.B$961]=[.$A8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1]=[.$A8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1]=[.$A8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1]=[.$A8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Open a post with attachment</text:p>
          </table:table-cell>
          <table:table-cell/>
          <table:table-cell table:formula="of:=SUMPRODUCT(([SniffTest.B$7:SniffTest.B$961]=[.$A8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7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Show filter navigation to filter activity type</text:p>
          </table:table-cell>
          <table:table-cell/>
          <table:table-cell table:formula="of:=SUMPRODUCT(([SniffTest.B$7:SniffTest.B$961]=[.$A9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8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List activity following selected filter</text:p>
          </table:table-cell>
          <table:table-cell/>
          <table:table-cell table:formula="of:=SUMPRODUCT(([SniffTest.B$7:SniffTest.B$961]=[.$A91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89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2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0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3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1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/>
          <table:table-cell table:formula="of:=SUMPRODUCT(([SniffTest.B$7:SniffTest.B$961]=[.$A94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2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Default selected filter when kill application</text:p>
          </table:table-cell>
          <table:table-cell/>
          <table:table-cell table:formula="of:=SUMPRODUCT(([SniffTest.B$7:SniffTest.B$961]=[.$A95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T_93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</text:p>
          </table:table-cell>
          <table:table-cell/>
          <table:table-cell table:formula="of:=SUMPRODUCT(([SniffTest.B$7:SniffTest.B$961]=[.$A96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4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 when kill application</text:p>
          </table:table-cell>
          <table:table-cell/>
          <table:table-cell table:formula="of:=SUMPRODUCT(([SniffTest.B$7:SniffTest.B$961]=[.$A9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P30_95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1]=[.$A98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122" office:value-type="string" table:number-columns-spanned="5" table:number-rows-spanned="1">
            <text:p>TOTAL</text:p>
          </table:table-cell>
          <table:covered-table-cell table:number-columns-repeated="4" table:style-name="ce125"/>
          <table:table-cell table:style-name="ce130" table:formula="of:=SUM([.F4:.F98])" office:value-type="float" office:value="95">
            <text:p>9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9/11/2012</text:date>, <text:time>17:4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9-11T17:49:01</dc:date>
    <meta:editing-cycles>306</meta:editing-cycles>
    <meta:editing-duration>P3DT15H53M48S</meta:editing-duration>
    <dc:creator>exoplatform </dc:creator>
    <meta:document-statistic meta:table-count="4" meta:cell-count="1823" meta:object-count="1"/>
    <meta:user-defined meta:name="Info 1"/>
    <meta:user-defined meta:name="Info 2"/>
    <meta:user-defined meta:name="Info 3"/>
    <meta:user-defined meta:name="Info 4"/>
  </office:meta>
</office:document-meta>
</file>